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Consolas3" svg:font-family="Consolas, Menlo"/>
    <style:font-face style:name="F" svg:font-family="F"/>
    <style:font-face style:name="Liberation Mono" svg:font-family="'Liberation Mono', 'Courier New'"/>
    <style:font-face style:name="Liberation Sans2" svg:font-family="'Liberation Sans'"/>
    <style:font-face style:name="Liberation Sans1" svg:font-family="'Liberation Sans1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0.5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3.582cm"/>
    </style:style>
    <style:style style:name="co6" style:family="table-column">
      <style:table-column-properties fo:break-before="auto" style:column-width="11.289cm"/>
    </style:style>
    <style:style style:name="co7" style:family="table-column">
      <style:table-column-properties fo:break-before="auto" style:column-width="11.13cm"/>
    </style:style>
    <style:style style:name="co8" style:family="table-column">
      <style:table-column-properties fo:break-before="auto" style:column-width="7.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2.895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844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921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4.711cm" fo:break-before="auto" style:use-optimal-row-height="true"/>
    </style:style>
    <style:style style:name="ro18" style:family="table-row">
      <style:table-row-properties style:row-height="2.106cm" fo:break-before="auto" style:use-optimal-row-height="true"/>
    </style:style>
    <style:style style:name="ro19" style:family="table-row">
      <style:table-row-properties style:row-height="1.711cm" fo:break-before="auto" style:use-optimal-row-height="true"/>
    </style:style>
    <style:style style:name="ro20" style:family="table-row">
      <style:table-row-properties style:row-height="2.027cm" fo:break-before="auto" style:use-optimal-row-height="tru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4.948cm" fo:break-before="auto" style:use-optimal-row-height="tru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6.054cm" fo:break-before="auto" style:use-optimal-row-height="true"/>
    </style:style>
    <style:style style:name="ro26" style:family="table-row">
      <style:table-row-properties style:row-height="2.29cm" fo:break-before="auto" style:use-optimal-row-height="true"/>
    </style:style>
    <style:style style:name="ro27" style:family="table-row">
      <style:table-row-properties style:row-height="0.974cm" fo:break-before="auto" style:use-optimal-row-height="true"/>
    </style:style>
    <style:style style:name="ro28" style:family="table-row">
      <style:table-row-properties style:row-height="0.947cm" fo:break-before="auto" style:use-optimal-row-height="true"/>
    </style:style>
    <style:style style:name="ro29" style:family="table-row">
      <style:table-row-properties style:row-height="1.842cm" fo:break-before="auto" style:use-optimal-row-height="true"/>
    </style:style>
    <style:style style:name="ro30" style:family="table-row">
      <style:table-row-properties style:row-height="0.499cm" fo:break-before="auto" style:use-optimal-row-height="true"/>
    </style:style>
    <style:style style:name="ro31" style:family="table-row">
      <style:table-row-properties style:row-height="2.764cm" fo:break-before="auto" style:use-optimal-row-height="true"/>
    </style:style>
    <style:style style:name="ro32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11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21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2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29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33" style:family="table-cell" style:parent-style-name="Default" style:data-style-name="N0">
      <style:table-cell-properties fo:wrap-option="wrap" fo:border="0.06pt solid #000000" style:vertical-align="automatic"/>
    </style:style>
    <style:style style:name="ce35" style:family="table-cell" style:parent-style-name="Default" style:data-style-name="N0">
      <style:table-cell-properties fo:background-color="#d9d9d9" fo:wrap-option="wrap" fo:border="0.06pt solid #000000" style:vertical-align="automatic"/>
    </style:style>
    <style:style style:name="ce34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color="#000000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Liberation Sans" fo:color="#000000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7" style:family="text">
      <style:text-properties style:font-name="Liberation Sans" fo:color="#000000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8" style:family="text">
      <style:text-properties style:font-name="Verdana" fo:color="#000000" fo:font-size="10pt" fo:font-weight="normal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font-name="Verdana" fo:color="#000000" fo:font-size="10pt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0" style:family="text">
      <style:text-properties style:font-name="Verdana" fo:color="#000000" fo:font-size="10pt" style:text-underline-style="none" style:text-underline-color="font-color" style:text-line-through-type="none" fo:font-style="normal" style:text-outline="false" style:font-name-asian="Verdana" fo:text-shadow="none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1" style:family="text">
      <style:text-properties fo:color="#000000" style:font-name="Liberation Sans" style:font-style-complex="normal" style:font-style-asian="normal" style:font-weight-complex="bold" style:font-weight-asian="bold" style:font-size-complex="10pt" style:font-size-asian="10pt" style:font-name-complex="Liberation Sans" fo:text-shadow="none" style:text-outline="false" fo:font-style="normal" style:text-line-through-type="none" style:text-underline-style="none" style:text-underline-color="font-color" fo:font-weight="bold" fo:font-size="10pt" style:font-name-asian="Liberation Sans"/>
    </style:style>
    <style:style style:name="T12" style:family="text">
      <style:text-properties style:font-name-asian="Liberation Sans" style:font-name="Liberation Sans" fo:font-size="10pt" fo:font-weight="normal" style:text-underline-style="none" style:text-underline-color="font-color" style:text-line-through-type="none" fo:font-style="normal" style:text-outline="false" fo:color="#0070c0" fo:text-shadow="none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-asian="Liberation Sans" style:font-name="Liberation Sans" fo:font-size="10pt" fo:font-weight="normal" style:text-underline-style="none" style:text-underline-color="font-color" style:text-line-through-type="none" fo:font-style="normal" style:text-outline="false" fo:text-shadow="none" style:font-name-complex="Liberation Sans" style:font-size-asian="10pt" style:font-size-complex="10pt" style:font-weight-asian="normal" style:font-weight-complex="normal" style:font-style-asian="normal" style:font-style-complex="normal" fo:color="#0d47a1"/>
    </style:style>
    <style:style style:name="T1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000000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6" style:family="text">
      <style:text-properties style:font-name="Liberation Sans" style:font-style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size="10pt" style:font-style-complex="normal" fo:color="#0d47a1" fo:font-weight="bold" style:font-weight-asian="bold" style:font-weight-complex="bold"/>
    </style:style>
    <style:style style:name="T17" style:family="text">
      <style:text-properties style:font-name="Liberation Sans" style:font-style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size="10pt" style:font-style-complex="normal" fo:color="#000000" fo:font-weight="normal" style:font-weight-asian="normal" style:font-weight-complex="normal"/>
    </style:style>
    <style:style style:name="T18" style:family="text">
      <style:text-properties style:font-style-complex="normal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fo:color="#000000"/>
    </style:style>
    <style:style style:name="T19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color="#000000" fo:font-weight="bold" style:font-weight-asian="bold" style:font-weight-complex="bold"/>
    </style:style>
    <style:style style:name="T20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color="#000000" fo:font-weight="normal" style:font-weight-asian="normal" style:font-weight-complex="normal"/>
    </style:style>
    <style:style style:name="T21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font-weight="normal" style:font-weight-asian="normal" style:font-weight-complex="normal" fo:color="#0070c0"/>
    </style:style>
    <style:style style:name="T22" style:family="text">
      <style:text-properties style:font-style-complex="normal" style:font-name="Liberation Sans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fo:font-weight="normal" style:font-weight-asian="normal" style:font-weight-complex="normal" fo:color="#0d47a1"/>
    </style:style>
    <style:style style:name="T23" style:family="text">
      <style:text-properties fo:color="#000000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24" style:family="text">
      <style:text-properties fo:color="#000000"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bold" style:font-weight-asian="bold" style:font-weight-complex="bold"/>
    </style:style>
    <style:style style:name="T25" style:family="text">
      <style:text-properties fo:color="#000000"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/>
    </style:style>
    <style:style style:name="T26" style:family="text">
      <style:text-properties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 fo:color="#0070c0"/>
    </style:style>
    <style:style style:name="T27" style:family="text">
      <style:text-properties style:font-style-complex="normal" fo:font-size="10pt" style:text-underline-style="none" style:text-underline-color="font-color" style:text-line-through-type="none" fo:font-style="normal" style:text-outline="false" style:font-name-asian="Liberation Sans" fo:text-shadow="none" style:font-name-complex="Liberation Sans" style:font-size-asian="10pt" style:font-size-complex="10pt" style:font-style-asian="normal" style:font-name="Liberation Sans" fo:font-weight="normal" style:font-weight-asian="normal" style:font-weight-complex="normal" fo:color="#000000"/>
    </style:style>
    <style:style style:name="T28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fo:color="#000000"/>
    </style:style>
    <style:style style:name="T30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fo:color="#1b5e20"/>
    </style:style>
    <style:style style:name="T31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2" style:family="text">
      <style:text-properties style:font-name-asian="Verdana" fo:text-shadow="none" fo:color="#000000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style:font-name="Verdana" style:font-style-complex="normal" style:text-outline="false"/>
    </style:style>
    <style:style style:name="T33" style:family="text">
      <style:text-properties style:font-name-asian="Verdana" fo:text-shadow="none" fo:color="#000000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/>
    </style:style>
    <style:style style:name="T34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 fo:color="#0d47a1"/>
    </style:style>
    <style:style style:name="T35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style:font-weight-asian="bold" fo:font-weight="bold" style:font-weight-complex="bold" fo:color="#000000"/>
    </style:style>
    <style:style style:name="T36" style:family="text">
      <style:text-properties style:font-name-asian="Verdana" fo:text-shadow="none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style:font-name="Verdana" style:font-style-complex="normal" style:text-outline="false" fo:color="#000000" fo:font-weight="normal" style:font-weight-asian="normal" style:font-weight-complex="normal"/>
    </style:style>
    <style:style style:name="T37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8" style:family="text">
      <style:text-properties style:font-name-asian="Liberation Sans" style:font-style-complex="normal" style:font-style-asian="normal" style:font-weight-complex="normal" style:font-weight-asian="normal" style:font-size-complex="10pt" style:font-size-asian="10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9" style:family="text">
      <style:text-properties fo:text-shadow="none" style:font-name-asian="Liberation Sans" style:font-name="Liberation Sans" fo:font-size="10pt" fo:font-weight="normal" style:text-underline-style="none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style:font-style-complex="normal" fo:color="#000000" style:font-name-complex="Liberation Sans"/>
    </style:style>
    <style:style style:name="T40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fo:color="#000000" style:font-name-complex="Liberation Sans" style:font-weight-asian="bold" fo:font-weight="bold" style:font-weight-complex="bold"/>
    </style:style>
    <style:style style:name="T41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-complex="Liberation Sans" style:font-weight-asian="bold" fo:font-weight="bold" style:font-weight-complex="bold" fo:color="#0d47a1"/>
    </style:style>
    <style:style style:name="T42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-complex="Liberation Sans" style:font-weight-asian="bold" fo:font-weight="bold" style:font-weight-complex="bold" fo:color="#000000"/>
    </style:style>
    <style:style style:name="T43" style:family="text">
      <style:text-properties fo:text-shadow="none" style:font-name-asian="Liberation Sans" style:font-name="Liberation Sans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-complex="Liberation Sans" fo:color="#000000" fo:font-weight="normal" style:font-weight-asian="normal" style:font-weight-complex="normal"/>
    </style:style>
    <style:style style:name="T44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style:font-name-asian="Verdana" style:font-style-complex="normal" style:font-style-asian="normal" style:font-weight-complex="normal" style:font-weight-asian="normal" style:font-size-complex="10pt" style:font-size-asian="10pt" style:font-name-complex="Verdana" fo:color="#000000" fo:text-shadow="none" style:text-outline="false" fo:font-style="normal" style:text-line-through-type="none" style:text-underline-style="none" style:text-underline-color="font-color" fo:font-weight="normal" fo:font-size="10pt" style:font-name="Verdana"/>
    </style:style>
    <style:style style:name="T46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8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4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5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51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2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3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54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55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color="#000000"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7" style:family="text">
      <style:text-properties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 fo:color="#d84315"/>
    </style:style>
    <style:style style:name="T58" style:family="text">
      <style:text-properties style:font-name="inherit" style:font-style-asian="normal" style:font-weight-complex="normal" style:font-weight-asian="normal" style:font-size-complex="10pt" style:font-size-asian="10pt" style:font-name-complex="inherit" style:font-name-asian="inherit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59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60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070c0"/>
    </style:style>
    <style:style style:name="T61" style:family="text">
      <style:text-properties style:font-name="Liberation Sans" style:font-style-complex="normal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fo:color="#0d47a1"/>
    </style:style>
    <style:style style:name="T62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63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64" style:family="text">
      <style:text-properties style:font-name="Verdana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fo:color="#000000"/>
    </style:style>
    <style:style style:name="T65" style:family="text">
      <style:text-properties style:font-name="Verdana" style:font-style-complex="normal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fo:color="#c9211e"/>
    </style:style>
    <style:style style:name="T66" style:family="text">
      <style:text-properties fo:color="#000000"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67" style:family="text">
      <style:text-properties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68" style:family="text">
      <style:text-properties style:font-name="Verdana" style:font-style-asian="normal" style:font-weight-complex="normal" style:font-weight-asian="normal" style:font-size-complex="10pt" style:font-size-asian="10pt" style:font-name-complex="Verdana" style:font-name-asian="Verdana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69" style:family="text">
      <style:text-properties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 fo:color="#d84315"/>
    </style:style>
    <style:style style:name="T70" style:family="text">
      <style:text-properties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71" style:family="text">
      <style:text-properties style:font-name-asian="Liberation Mono;Courier New" style:font-name="Liberation Mono;Courier New" style:font-style-asian="normal" style:font-weight-complex="normal" style:font-weight-asian="normal" style:font-size-complex="10pt" style:font-size-asian="10pt" style:font-name-complex="Liberation Mono;Courier New" fo:text-shadow="none" fo:color="#242729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2" style:family="text">
      <style:text-properties style:font-style-asian="normal" style:font-weight-complex="normal" style:font-weight-asian="normal" style:font-size-complex="10pt" style:font-size-asian="10pt" fo:text-shadow="none" fo:color="#242729" style:text-outline="false" fo:font-style="normal" style:text-line-through-type="none" style:text-underline-style="none" style:text-underline-color="font-color" fo:font-weight="normal" fo:font-size="10pt" style:font-style-complex="normal" style:font-name="Consolas;Menlo" style:font-name-asian="Consolas;Menlo" style:font-name-complex="Consolas;Menlo"/>
    </style:style>
    <style:style style:name="T73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7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79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6a1b9a"/>
    </style:style>
    <style:style style:name="T80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d47a1"/>
    </style:style>
    <style:style style:name="T8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33691e"/>
    </style:style>
    <style:style style:name="T82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7030a0"/>
    </style:style>
    <style:style style:name="T83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4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5" style:family="text">
      <style:text-properties fo:color="#4a148c" style:font-name="Liberation Sans" style:font-style-complex="normal" style:font-style-asian="normal" style:font-weight-complex="normal" style:font-weight-asian="normal" style:font-size-complex="11pt" style:font-size-asian="11pt" style:font-name-complex="Liberation Sans" fo:text-shadow="none" style:text-outline="false" fo:font-style="normal" style:text-line-through-type="none" style:text-underline-style="none" style:text-underline-color="font-color" fo:font-weight="normal" fo:font-size="11pt" style:font-name-asian="Liberation Sans"/>
    </style:style>
    <style:style style:name="T86" style:family="text">
      <style:text-properties style:font-name-asian="Liberation Sans" style:font-name="Liberation Sans" fo:font-size="11pt" fo:font-weight="normal" style:text-underline-style="none" style:text-underline-color="font-color" style:text-line-through-type="none" fo:font-style="normal" style:text-outline="false" fo:color="#e64a19" fo:text-shadow="none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style:font-name-asian="Liberation Sans" style:font-name="Liberation Sans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88" style:family="text">
      <style:text-properties fo:color="#7030a0"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9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90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91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92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93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536dfe"/>
    </style:style>
    <style:style style:name="T94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558b2f"/>
    </style:style>
    <style:style style:name="T95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0000"/>
    </style:style>
    <style:style style:name="T9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2e7d32"/>
    </style:style>
    <style:style style:name="T97" style:family="text">
      <style:text-properties style:font-style-complex="normal" fo:color="#6a1b9a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98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9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00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4a148c"/>
    </style:style>
    <style:style style:name="T10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10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7030a0"/>
    </style:style>
    <style:style style:name="T10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1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0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0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10" style:family="text">
      <style:text-properties style:font-name-complex="Calibri" style:text-outline="false" style:font-name-asian="Calibri" style:font-style-complex="normal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fo:color="#4a148c" fo:text-shadow="none" style:font-size-asian="11pt"/>
    </style:style>
    <style:style style:name="T111" style:family="text">
      <style:text-properties style:font-name-complex="Calibri" style:text-outline="false" style:font-name-asian="Calibri" style:font-style-complex="normal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fo:text-shadow="none" style:font-size-asian="11pt" fo:color="#7030a0"/>
    </style:style>
    <style:style style:name="T112" style:family="text">
      <style:text-properties style:font-name-complex="Calibri" style:text-outline="false" style:font-name-asian="Calibri" style:font-style-complex="normal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fo:text-shadow="none" style:font-size-asian="11pt" fo:color="#006064"/>
    </style:style>
    <style:style style:name="T113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color="#000000" fo:font-size="6pt" style:font-size-asian="6pt" style:font-size-complex="6pt"/>
    </style:style>
    <style:style style:name="T114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color="#ff0000" fo:font-size="11pt" style:font-size-asian="11pt" style:font-size-complex="11pt"/>
    </style:style>
    <style:style style:name="T115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font-size="11pt" style:font-size-asian="11pt" style:font-size-complex="11pt" fo:color="#7030a0"/>
    </style:style>
    <style:style style:name="T116" style:family="text">
      <style:text-properties style:font-name-complex="Calibri" style:text-outline="false" style:font-name-asian="Calibri" style:font-style-complex="normal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fo:text-shadow="none" fo:font-size="11pt" style:font-size-asian="11pt" style:font-size-complex="11pt" fo:color="#33691e"/>
    </style:style>
    <style:style style:name="T117" style:family="text">
      <style:text-properties style:font-name="Liberation Sans" style:font-style-complex="normal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fo:color="#7030a0"/>
    </style:style>
    <style:style style:name="T118" style:family="text">
      <style:text-properties style:font-name="Liberation Sans" style:font-style-complex="normal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fo:color="#00838f"/>
    </style:style>
    <style:style style:name="T11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2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2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2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12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2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e64a19"/>
    </style:style>
    <style:style style:name="T127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d84315"/>
    </style:style>
    <style:style style:name="T128" style:family="text">
      <style:text-properties style:font-style-complex="normal" fo:color="#7030a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2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58b2f"/>
    </style:style>
    <style:style style:name="T13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13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65100"/>
    </style:style>
    <style:style style:name="T132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4081"/>
    </style:style>
    <style:style style:name="T13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3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36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e65100"/>
    </style:style>
    <style:style style:name="T13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3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3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c2185b"/>
    </style:style>
    <style:style style:name="T14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4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ff0000"/>
    </style:style>
    <style:style style:name="T14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b71c1c"/>
    </style:style>
    <style:style style:name="T1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2e7d32"/>
    </style:style>
    <style:style style:name="T145" style:family="text">
      <style:text-properties fo:color="#7030a0" style:font-name="Calibri" style:text-underline-style="none" style:text-underline-color="font-color" fo:font-size="11pt" fo:font-weight="normal" fo:font-style="normal" style:text-outline="false" style:text-line-through-type="none" style:font-name-asian="Calibri" fo:text-shadow="none" style:font-name-complex="Calibri" style:font-weight-complex="normal" style:font-style-complex="normal" style:font-style-asian="normal" style:font-size-asian="11pt" style:font-weight-asian="normal" style:font-size-complex="11pt"/>
    </style:style>
    <style:style style:name="T146" style:family="text">
      <style:text-properties style:font-name="Calibri" fo:font-style="normal" fo:font-weight="normal" style:text-outline="false" style:text-line-through-type="none" fo:text-shadow="none" style:font-size-asian="11pt" style:font-weight-asian="normal" style:text-underline-style="none" style:text-underline-color="font-color" fo:font-size="11pt" fo:color="#00838f" style:font-name-complex="Calibri" style:font-name-asian="Calibri" style:font-weight-complex="normal" style:font-style-complex="normal" style:font-size-complex="11pt" style:font-style-asian="normal"/>
    </style:style>
    <style:style style:name="T147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48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49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5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1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52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3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54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55" style:family="text">
      <style:text-properties fo:color="#6a1b9a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56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5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d500f9"/>
    </style:style>
    <style:style style:name="T158" style:family="text">
      <style:text-properties fo:color="#7030a0" style:font-weight-asian="normal" style:font-size-complex="11pt" style:text-underline-style="none" style:text-underline-color="font-color" style:font-size-asian="11pt" style:font-name-complex="Calibri" style:font-name="Calibri" fo:font-weight="normal" style:text-outline="false" style:text-line-through-type="none" fo:font-style="normal" style:font-style-asian="normal" style:font-style-complex="normal" fo:font-size="11pt" fo:text-shadow="none" style:font-name-asian="Calibri" style:font-weight-complex="normal"/>
    </style:style>
    <style:style style:name="T159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Liberation Sans" style:font-name-asian="Liberation Sans" style:font-name-complex="Liberation Sans"/>
    </style:style>
    <style:style style:name="T160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asian="Calibri" style:font-name="Calibri" style:font-name-complex="Calibri"/>
    </style:style>
    <style:style style:name="T161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Liberation Sans" style:font-name-complex="Liberation Sans" style:font-name-asian="Liberation Sans"/>
    </style:style>
    <style:style style:name="T162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complex="Calibri" style:font-name="Calibri" style:font-name-asian="Calibri"/>
    </style:style>
    <style:style style:name="T163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-complex="Liberation Sans" style:font-name-asian="Liberation Sans" style:font-name="Liberation Sans"/>
    </style:style>
    <style:style style:name="T164" style:family="text">
      <style:text-properties fo:color="#7030a0" style:font-weight-asian="normal" style:font-size-complex="11pt" style:text-underline-style="none" style:text-underline-color="font-color" style:font-size-asian="11pt" fo:font-weight="normal" style:text-outline="false" style:text-line-through-type="none" fo:font-style="normal" style:font-style-asian="normal" style:font-style-complex="normal" fo:font-size="11pt" fo:text-shadow="none" style:font-weight-complex="normal" style:font-name="Calibri" style:font-name-asian="Calibri" style:font-name-complex="Calibri"/>
    </style:style>
    <style:style style:name="T16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66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67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6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69" style:family="text">
      <style:text-properties fo:color="#4a148c"/>
    </style:style>
    <style:style style:name="T17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7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62828"/>
    </style:style>
    <style:style style:name="T172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3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4527a0"/>
    </style:style>
    <style:style style:name="T174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ad1457"/>
    </style:style>
    <style:style style:name="T175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838f"/>
    </style:style>
    <style:style style:name="T17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0097a7"/>
    </style:style>
    <style:style style:name="T177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1b5e20"/>
    </style:style>
    <style:style style:name="T178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388e3c"/>
    </style:style>
    <style:style style:name="T179" style:family="text">
      <style:text-properties fo:color="#0070c0"/>
    </style:style>
    <style:style style:name="T180" style:family="text">
      <style:text-properties fo:color="#388e3c"/>
    </style:style>
    <style:style style:name="T18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ff0000"/>
    </style:style>
    <style:style style:name="T18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18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18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186" style:family="text">
      <style:text-properties style:font-style-asian="normal" fo:text-shadow="none" style:font-weight-complex="normal" style:font-weight-asian="normal" style:font-size-complex="11pt" style:font-size-asian="11pt" style:font-name-complex="Calibri" style:font-name-asian="Calibri" style:font-name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87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000000" style:font-name-complex="Liberation Sans" style:font-name="Liberation Sans" style:font-name-asian="Liberation Sans"/>
    </style:style>
    <style:style style:name="T188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6a1b9a" style:font-name="Calibri" style:font-name-asian="Calibri" style:font-name-complex="Calibri"/>
    </style:style>
    <style:style style:name="T189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000000" style:font-name="Liberation Sans" style:font-name-asian="Liberation Sans" style:font-name-complex="Liberation Sans"/>
    </style:style>
    <style:style style:name="T190" style:family="text">
      <style:text-properties style:font-style-asian="normal" fo:text-shadow="none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style:font-style-complex="normal" fo:color="#000000" style:font-name="Calibri" style:font-name-asian="Calibri" style:font-name-complex="Calibri"/>
    </style:style>
    <style:style style:name="T19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19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1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19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195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96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style-complex="normal" fo:color="#000000"/>
    </style:style>
    <style:style style:name="T197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style-complex="normal" fo:color="#7030a0"/>
    </style:style>
    <style:style style:name="T198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style-complex="normal" fo:color="#6a1b9a"/>
    </style:style>
    <style:style style:name="T199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6a1b9a"/>
    </style:style>
    <style:style style:name="T200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0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7030a0"/>
    </style:style>
    <style:style style:name="T202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558b2f"/>
    </style:style>
    <style:style style:name="T203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b71c1c"/>
    </style:style>
    <style:style style:name="T204" style:family="text">
      <style:text-properties style:font-style-complex="normal" fo:font-size="11pt" fo:font-weight="normal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58b2f" style:text-underline-style="solid" style:text-underline-width="auto" style:text-underline-color="font-color"/>
    </style:style>
    <style:style style:name="T205" style:family="text">
      <style:text-properties fo:color="#7030a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06" style:family="text">
      <style:text-properties fo:color="#0070c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07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0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09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10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1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Consolas;Menlo" fo:font-size="10pt" style:font-name-complex="Consolas;Menlo" style:font-size-asian="10pt" style:font-name="Consolas;Menlo"/>
    </style:style>
    <style:style style:name="T212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13" style:family="text">
      <style:text-properties fo:color="#242729" style:font-name="Consolas;Menlo" fo:font-size="10pt" fo:font-weight="normal" style:text-underline-style="none" style:text-underline-color="font-color" style:text-line-through-type="none" fo:font-style="normal" style:text-outline="false" fo:text-shadow="none" style:font-name-asian="Consolas;Menlo" style:font-name-complex="Consolas;Menlo" style:font-size-asian="10pt" style:font-size-complex="10pt" style:font-weight-asian="normal" style:font-weight-complex="normal" style:font-style-asian="normal" style:font-style-complex="normal"/>
    </style:style>
    <style:style style:name="T214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5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216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217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8" style:family="text">
      <style:text-properties fo:color="#000000"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19" style:family="text">
      <style:text-properties style:font-name="Calibri" style:font-style-asian="normal" style:font-weight-complex="normal" style:font-weight-asian="normal" style:font-size-complex="11pt" style:font-size-asian="11pt" style:font-name-complex="Calibri" style:font-name-asian="Calibri" fo:text-shadow="none" style:text-outline="false" fo:font-style="normal" style:text-line-through-type="none" style:text-underline-style="none" style:text-underline-color="font-color" fo:font-weight="normal" fo:font-size="11pt" style:font-style-complex="normal" fo:color="#33444d"/>
    </style:style>
    <style:style style:name="T220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000000"/>
    </style:style>
    <style:style style:name="T22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fo:color="#00838f"/>
    </style:style>
    <style:style style:name="T22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24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5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2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d84315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2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22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f6c00"/>
    </style:style>
    <style:style style:name="T230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ff4081"/>
    </style:style>
    <style:style style:name="T231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e65100"/>
    </style:style>
    <style:style style:name="T232" style:family="text">
      <style:text-properties fo:color="#000000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3" style:family="text">
      <style:text-properties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880e4f"/>
    </style:style>
    <style:style style:name="T234" style:family="text">
      <style:text-properties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35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36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37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ff0000"/>
    </style:style>
    <style:style style:name="T238" style:family="text">
      <style:text-properties style:font-name="Liberation Sans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b71c1c"/>
    </style:style>
    <style:style style:name="T23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4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d500f9"/>
    </style:style>
    <style:style style:name="T241" style:family="text">
      <style:text-properties style:font-name-asian="Liberation Sans" style:font-style-complex="normal" style:font-style-asian="normal" style:font-weight-complex="normal" style:font-weight-asian="normal" style:font-size-complex="11pt" style:font-size-asian="11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24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d32f2f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c62828"/>
    </style:style>
    <style:style style:name="T2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ef6c00"/>
    </style:style>
    <style:style style:name="T246" style:family="text">
      <style:text-properties style:font-name="Liberation Sans" style:font-style-complex="normal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fo:color="#ff0000"/>
    </style:style>
    <style:style style:name="T24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48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49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Default"/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УСТАНОВКА И ДЕИНСТАЛЛЯЦИЯ ПАКЕТОВ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string" calcext:value-type="string">
            <text:p>/var/log</text:p>
          </table:table-cell>
          <table:table-cell table:style-name="ce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mesg</text:p>
          </table:table-cell>
          <table:table-cell table:style-name="ce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ТЕРМИНАЛ</text:p>
          </table:table-cell>
          <table:table-cell table:style-name="ce4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!!</text:p>
          </table:table-cell>
          <table:table-cell table:style-name="ce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'+' <text:s/>или Ctrl+9</text:p>
          </table:table-cell>
          <table:table-cell table:style-name="ce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C</text:p>
          </table:table-cell>
          <table:table-cell table:style-name="ce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hift+Insert</text:p>
          </table:table-cell>
          <table:table-cell table:style-name="ce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+Alt+F3</text:p>
          </table:table-cell>
          <table:table-cell table:style-name="ce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Alt+F1</text:p>
          </table:table-cell>
          <table:table-cell table:style-name="ce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</text:p>
          </table:table-cell>
          <table:table-cell table:style-name="ce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randr -s 1024x768</text:p>
          </table:table-cell>
          <table:table-cell table:style-name="ce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sudo</text:p>
          </table:table-cell>
          <table:table-cell table:style-name="ce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echo</text:p>
          </table:table-cell>
          <table:table-cell table:style-name="ce2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2"/>|</text:p>
          </table:table-cell>
          <table:table-cell table:style-name="ce2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an -k &lt;интересующая команда keyword или её кусок&gt;</text:p>
          </table:table-cell>
          <table:table-cell table:style-name="ce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atis &lt;интересующая команда или её кусок&gt;</text:p>
          </table:table-cell>
          <table:table-cell table:style-name="ce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6">
          <table:table-cell table:style-name="ce4" office:value-type="string" calcext:value-type="string">
            <text:p>ПАМЯТЬ И ПРОЦЕССЫ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5" office:value-type="string" calcext:value-type="string">
            <text:p>ps</text:p>
          </table:table-cell>
          <table:table-cell table:style-name="ce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x</text:p>
          </table:table-cell>
          <table:table-cell table:style-name="ce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&lt;имя пользователя&gt;</text:p>
          </table:table-cell>
          <table:table-cell table:style-name="ce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</text:p>
          </table:table-cell>
          <table:table-cell table:style-name="ce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s -aux | grep denis</text:p>
          </table:table-cell>
          <table:table-cell table:style-name="ce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all &lt;имя процесса&gt;</text:p>
          </table:table-cell>
          <table:table-cell table:style-name="ce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STOP</text:span> &lt;имя процесса&gt;</text:p>
          </table:table-cell>
          <table:table-cell table:style-name="ce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ill <text:span text:style-name="T1">-CONT</text:span> &lt;имя процесса&gt;</text:p>
          </table:table-cell>
          <table:table-cell table:style-name="ce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С</text:p>
          </table:table-cell>
          <table:table-cell table:style-name="ce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trl+Z</text:p>
          </table:table-cell>
          <table:table-cell table:style-name="ce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p</text:p>
          </table:table-cell>
          <table:table-cell table:style-name="ce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hift+M</text:p>
          </table:table-cell>
          <table:table-cell table:style-name="ce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ree -h</text:p>
          </table:table-cell>
          <table:table-cell table:style-name="ce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shutdown</text:p>
          </table:table-cell>
          <table:table-cell table:style-name="ce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reboot now</text:p>
          </table:table-cell>
          <table:table-cell table:style-name="ce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НАВИГАЦИЯ И ПОИСК.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5" office:value-type="string" calcext:value-type="string">
            <text:p>cd</text:p>
          </table:table-cell>
          <table:table-cell table:style-name="ce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</text:p>
          </table:table-cell>
          <table:table-cell table:style-name="ce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</text:p>
          </table:table-cell>
          <table:table-cell table:style-name="ce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../..</text:p>
          </table:table-cell>
          <table:table-cell table:style-name="ce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d ~</text:p>
          </table:table-cell>
          <table:table-cell table:style-name="ce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pwd</text:p>
          </table:table-cell>
          <table:table-cell table:style-name="ce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ls</text:p>
          </table:table-cell>
          <table:table-cell table:style-name="ce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ls -la</text:p>
          </table:table-cell>
          <table:table-cell table:style-name="ce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ls -la -R /</text:p>
          </table:table-cell>
          <table:table-cell table:style-name="ce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te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ereis &lt;имя файла/папки&gt;</text:p>
          </table:table-cell>
          <table:table-cell table:style-name="ce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ind /home -name "&lt;имя файла/папки&gt;"</text:p>
          </table:table-cell>
          <table:table-cell table:style-name="ce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РАБОТА С ФАЙЛАМИ И ПАПКАМИ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5" office:value-type="string" calcext:value-type="string">
            <text:p>mkdir</text:p>
          </table:table-cell>
          <table:table-cell table:style-name="ce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kdir -p Dir4/Dir5</text:p>
          </table:table-cell>
          <table:table-cell table:style-name="ce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ouch</text:p>
          </table:table-cell>
          <table:table-cell table:style-name="ce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rm</text:p>
          </table:table-cell>
          <table:table-cell table:style-name="ce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</text:p>
          </table:table-cell>
          <table:table-cell table:style-name="ce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mdir -p dir1/dir2/dir3</text:p>
          </table:table-cell>
          <table:table-cell table:style-name="ce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i</text:p>
          </table:table-cell>
          <table:table-cell table:style-name="ce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rm -R</text:p>
          </table:table-cell>
          <table:table-cell table:style-name="ce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sudo rm -R /</text:p>
          </table:table-cell>
          <table:table-cell table:style-name="ce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ore</text:p>
          </table:table-cell>
          <table:table-cell table:style-name="ce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less</text:p>
          </table:table-cell>
          <table:table-cell table:style-name="ce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">cp</text:span> &lt;название файла&gt; &lt;путь, куда копируем&gt;</text:p>
          </table:table-cell>
          <table:table-cell table:style-name="ce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p hello*.*</text:p>
          </table:table-cell>
          <table:table-cell table:style-name="ce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hello?.*</text:p>
          </table:table-cell>
          <table:table-cell table:style-name="ce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p -R Dir2 Dir 4</text:p>
          </table:table-cell>
          <table:table-cell table:style-name="ce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v</text:p>
          </table:table-cell>
          <table:table-cell table:style-name="ce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mv</text:p>
          </table:table-cell>
          <table:table-cell table:style-name="ce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mv text.txt .text.txt</text:p>
          </table:table-cell>
          <table:table-cell table:style-name="ce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&lt;folder name&gt;/</text:p>
          </table:table-cell>
          <table:table-cell table:style-name="ce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v &lt;file name&gt; ..</text:p>
          </table:table-cell>
          <table:table-cell table:style-name="ce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ЗАПИСЬ В ФАЙЛЫ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edit</text:p>
          </table:table-cell>
          <table:table-cell table:style-name="ce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ano</text:p>
          </table:table-cell>
          <table:table-cell table:style-name="ce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trl-K (или F9)</text:p>
          </table:table-cell>
          <table:table-cell table:style-name="ce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комбинация Alt-6</text:p>
          </table:table-cell>
          <table:table-cell table:style-name="ce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Ctrl-U или F10</text:p>
          </table:table-cell>
          <table:table-cell table:style-name="ce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pico</text:p>
          </table:table-cell>
          <table:table-cell table:style-name="ce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ЯРЛЫКИ, СОРТИНГ, РЕГУЛЯРНЫЕ ВЫРАЖЕНИЯ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ln -s</text:p>
          </table:table-cell>
          <table:table-cell table:style-name="ce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8">
          <table:table-cell table:style-name="ce5" office:value-type="string" calcext:value-type="string">
            <text:p>ln</text:p>
          </table:table-cell>
          <table:table-cell table:style-name="ce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wc &lt;имя файла&gt;</text:p>
          </table:table-cell>
          <table:table-cell table:style-name="ce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ort &lt;имя файла с данными&gt;</text:p>
          </table:table-cell>
          <table:table-cell table:style-name="ce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n</text:p>
          </table:table-cell>
          <table:table-cell table:style-name="ce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атрибут -f 3</text:p>
          </table:table-cell>
          <table:table-cell table:style-name="ce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grep</text:span> &lt;искомый текст&gt; &lt;папка/файл&gt;</text:p>
          </table:table-cell>
          <table:table-cell table:style-name="ce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.gov" mydatafile.txt</text:p>
          </table:table-cell>
          <table:table-cell table:style-name="ce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-E "[A-Za-z]*.gov" mydatafile.txt</text:p>
          </table:table-cell>
          <table:table-cell table:style-name="ce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-E "(kgb.gov|intel.com)"</text:p>
          </table:table-cell>
          <table:table-cell table:style-name="ce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ПЕРЕНАПРАВЛЕНИЕ ВЫВОДА/ВВОДА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ead &lt;имя переменной&gt;</text:p>
          </table:table-cell>
          <table:table-cell table:style-name="ce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ort names.txt</text:p>
          </table:table-cell>
          <table:table-cell table:style-name="ce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sort names.txt &gt; sorted.txt</text:p>
          </table:table-cell>
          <table:table-cell table:style-name="ce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»</text:p>
          </table:table-cell>
          <table:table-cell table:style-name="ce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2&gt;</text:p>
          </table:table-cell>
          <table:table-cell table:style-name="ce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2&gt; errors.txt</text:p>
          </table:table-cell>
          <table:table-cell table:style-name="ce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2&gt; /dev/null</text:p>
          </table:table-cell>
          <table:table-cell table:style-name="ce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rep anton /etc/* &gt; good.txt 2&gt; errors.txt</text:p>
          </table:table-cell>
          <table:table-cell table:style-name="ce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rep anton /etc/* &amp;&gt; allresults.txt</text:p>
          </table:table-cell>
          <table:table-cell table:style-name="ce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АРХИВИРОВАНИЕ И КОМПРЕССИЯ ДАННЫХ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2">tar</text:span> cvf mytar.tar Folder1</text:p>
          </table:table-cell>
          <table:table-cell table:style-name="ce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tf mytar.tar</text:p>
          </table:table-cell>
          <table:table-cell table:style-name="ce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ar xvf mytar.tar</text:p>
          </table:table-cell>
          <table:table-cell table:style-name="ce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>
            <text:p><text:span text:style-name="T2">gzip</text:span> mytar.tar</text:p>
          </table:table-cell>
          <table:table-cell table:style-name="ce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unzip mytar.tar.gz</text:p>
          </table:table-cell>
          <table:table-cell table:style-name="ce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bzip2</text:span> mytar.tar</text:p>
          </table:table-cell>
          <table:table-cell table:style-name="ce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nzip2 mytar.tar.bz2</text:p>
          </table:table-cell>
          <table:table-cell table:style-name="ce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">xz</text:span> и unxz</text:p>
          </table:table-cell>
          <table:table-cell table:style-name="ce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ar cvzf mytar.tar Folder1</text:p>
          </table:table-cell>
          <table:table-cell table:style-name="ce2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zip -r myZIP.zip Folder1</text:p>
          </table:table-cell>
          <table:table-cell table:style-name="ce2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nzip myZIP.zip</text:p>
          </table:table-cell>
          <table:table-cell table:style-name="ce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ПОЛЬЗОВАТЕЛИ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 calcext:value-type="string">
            <text:p>cat /etc/passwd</text:p>
          </table:table-cell>
          <table:table-cell table:style-name="ce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ami</text:p>
          </table:table-cell>
          <table:table-cell table:style-name="ce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">su</text:span> &lt;имя юзера&gt;</text:p>
          </table:table-cell>
          <table:table-cell table:style-name="ce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it</text:p>
          </table:table-cell>
          <table:table-cell table:style-name="ce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gout</text:p>
          </table:table-cell>
          <table:table-cell table:style-name="ce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d &lt;имя юзера&gt;</text:p>
          </table:table-cell>
          <table:table-cell table:style-name="ce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w</text:p>
          </table:table-cell>
          <table:table-cell table:style-name="ce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<text:span text:style-name="T2">useradd</text:span> -m &lt;имя пользователя&gt;</text:p>
          </table:table-cell>
          <table:table-cell table:style-name="ce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passwd &lt;имя пользователя&gt;</text:p>
          </table:table-cell>
          <table:table-cell table:style-name="ce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/etc/skel/</text:p>
          </table:table-cell>
          <table:table-cell table:style-name="ce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userdel -r &lt;имя пользователя&gt;</text:p>
          </table:table-cell>
          <table:table-cell table:style-name="ce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groupadd &lt;имя группы&gt;</text:p>
          </table:table-cell>
          <table:table-cell table:style-name="ce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groupdel &lt;имя группы&gt;</text:p>
          </table:table-cell>
          <table:table-cell table:style-name="ce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<text:span text:style-name="T2">usermod</text:span> <text:span text:style-name="T1">-aG</text:span> &lt;имя группы&gt; &lt;имя пользователя&gt;</text:p>
          </table:table-cell>
          <table:table-cell table:style-name="ce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deluser &lt;имя группы&gt; &lt;имя пользователя&gt;</text:p>
          </table:table-cell>
          <table:table-cell table:style-name="ce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СЕТЬ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env | grep proxy</text:p>
          </table:table-cell>
          <table:table-cell table:style-name="ce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ifconfig</text:p>
          </table:table-cell>
          <table:table-cell table:style-name="ce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etstat -antu</text:p>
          </table:table-cell>
          <table:table-cell table:style-name="ce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ifconfig</text:p>
          </table:table-cell>
          <table:table-cell table:style-name="ce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p addr show</text:p>
          </table:table-cell>
          <table:table-cell table:style-name="ce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ping</text:p>
          </table:table-cell>
          <table:table-cell table:style-name="ce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ПРАВА</text:p>
          </table:table-cell>
          <table:table-cell table:style-name="ce4"/>
          <table:table-cell table:number-columns-repeated="1022"/>
        </table:table-row>
        <table:table-row table:style-name="ro4">
          <table:table-cell table:style-name="ce2" office:value-type="string" calcext:value-type="string">
            <text:p>rwx</text:p>
          </table:table-cell>
          <table:table-cell table:style-name="ce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--</text:p>
          </table:table-cell>
          <table:table-cell table:style-name="ce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own &lt;имя пользователя&gt; &lt;имя файла/папки&gt;</text:p>
          </table:table-cell>
          <table:table-cell table:style-name="ce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grp &lt;имя группы&gt; &lt;имя файла/папки&gt;</text:p>
          </table:table-cell>
          <table:table-cell table:style-name="ce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udo chmod o+x &lt;имя файла/папки&gt;</text:p>
          </table:table-cell>
          <table:table-cell table:style-name="ce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sudo chmod u+x, g-w, o+r &lt;имя файла/папки&gt;</text:p>
          </table:table-cell>
          <table:table-cell table:style-name="ce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ugo=r &lt;имя файла/папки&gt;</text:p>
          </table:table-cell>
          <table:table-cell table:style-name="ce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 = 4, w = 2, x = 1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2" office:value-type="string" calcext:value-type="string">
            <text:p>rwx = 7, rw- = 6, r-x = 5, r-- = 4, -wx = 3, -w- = 2, --x = 1, --- = 0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2" office:value-type="string" calcext:value-type="string">
            <text:p>chmod 777 &lt;имя файла/папки&gt;</text:p>
          </table:table-cell>
          <table:table-cell table:style-name="ce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o+t &lt;имя папки&gt;</text:p>
          </table:table-cell>
          <table:table-cell table:style-name="ce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sudo chmod 1777 &lt;имя папки&gt;</text:p>
          </table:table-cell>
          <table:table-cell table:style-name="ce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1" table:number-rows-repeated="5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УСТАНОВКА ДОПОЛНЕНИЙ НА VBOX для открытия общих папок</text:p>
          </table:table-cell>
          <table:table-cell table:style-name="ce4"/>
          <table:table-cell table:number-columns-repeated="1022"/>
        </table:table-row>
        <table:table-row table:style-name="ro9">
          <table:table-cell table:style-name="ce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2" office:value-type="string" calcext:value-type="string">
            <text:p>cd /media/cdrom</text:p>
          </table:table-cell>
          <table:table-cell table:style-name="ce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">sudo sh ./VBoxLinuxAdditions.run</text:span></text:p>
            <text:p><text:span text:style-name="T3">sudo adduser username vboxsf</text:span></text:p>
            <text:p><text:span text:style-name="T3">sudo reboot</text:span></text:p>
          </table:table-cell>
          <table:table-cell table:style-name="ce2"/>
          <table:table-cell table:number-columns-repeated="1022"/>
        </table:table-row>
        <table:table-row table:style-name="ro1" table:number-rows-repeated="7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BASH SCRIPTS</text:p>
          </table:table-cell>
          <table:table-cell table:style-name="ce4"/>
          <table:table-cell table:number-columns-repeated="1022"/>
        </table:table-row>
        <table:table-row table:style-name="ro8">
          <table:table-cell table:style-name="ce2"/>
          <table:table-cell table:style-name="ce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hmod a+x myscript.sh</text:p>
          </table:table-cell>
          <table:table-cell table:style-name="ce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./myscript.sh</text:p>
          </table:table-cell>
          <table:table-cell table:style-name="ce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$0</text:p>
          </table:table-cell>
          <table:table-cell table:style-name="ce2" office:value-type="string" calcext:value-type="string">
            <text:p><text:span text:style-name="T4">переменные пишутся в кавычках и со знаком $, затем пишется порядковый номер переменной.</text:span>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$1</text:p>
          </table:table-cell>
          <table:table-cell table:style-name="ce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9">
          <table:table-cell table:style-name="ce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1">
          <table:table-cell table:style-name="ce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2" office:value-type="string" calcext:value-type="string">
            <text:p>while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myfile in `ls *.txt`; do</text:p>
            <text:p>cat $myfile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x in {1...10}; do</text:p>
            <text:p>echo "X = $x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2" office:value-type="string" calcext:value-type="string">
            <text:p>for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mma=0</text:p>
          </table:table-cell>
          <table:table-cell table:style-name="ce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2">
          <table:table-cell table:style-name="ce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yFunction 50 vasya</text:p>
          </table:table-cell>
          <table:table-cell table:style-name="ce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"Summa = $summa"</text:p>
          </table:table-cell>
          <table:table-cell table:style-name="ce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52">
          <table:table-cell table:style-name="ce2" table:number-columns-repeated="2"/>
          <table:table-cell table:number-columns-repeated="102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Default"/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КОММИТ, ПУШ и ПУЛЛ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git </text:span><text:span text:style-name="T6">add</text:span><text:span text:style-name="T7"> .</text:span></text:p>
          </table:table-cell>
          <table:table-cell table:style-name="ce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8">git </text:span><text:span text:style-name="T9">commit</text:span><text:span text:style-name="T10"> -m "README file was changed"</text:span></text:p>
          </table:table-cell>
          <table:table-cell table:style-name="ce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3">
          <table:table-cell table:style-name="ce7" office:value-type="string" calcext:value-type="string">
            <text:p>git <text:span text:style-name="T11">push</text:span> -u <text:span text:style-name="T12">origin </text:span><text:span text:style-name="T13">master</text:span></text:p>
          </table:table-cell>
          <table:table-cell table:style-name="ce2" office:value-type="string" calcext:value-type="string">
            <text:p><text:span text:style-name="T59">из локального выгрузить ветку главную в репозиторий, подключенный как </text:span><text:span text:style-name="T60">origin</text:span><text:span text:style-name="T59">, в ветку </text:span><text:span text:style-name="T61">master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rm --cached blog/blog.php</text:p>
          </table:table-cell>
          <table:table-cell table:style-name="ce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git push</text:p>
          </table:table-cell>
          <table:table-cell table:style-name="ce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">add</text:span> Practice/a.makarov/test.py</text:p>
          </table:table-cell>
          <table:table-cell table:style-name="ce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git <text:span text:style-name="T14">pull</text:span> aanikin master –allow-unrelated-histories</text:p>
          </table:table-cell>
          <table:table-cell table:style-name="ce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PS D:\Python\aanikin\Python&gt; git <text:span text:style-name="T14">push</text:span> -u aanikin --all</text:p>
          </table:table-cell>
          <table:table-cell table:style-name="ce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">git </text:span><text:span text:style-name="T16">clone</text:span><text:span text:style-name="T17"> </text:span>https://github.com/aanikin/Python</text:p>
          </table:table-cell>
          <table:table-cell table:style-name="ce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git clean -df</text:p>
            <text:p>git reset --hard</text:p>
            <text:p>git pull origin master</text:p>
          </table:table-cell>
          <table:table-cell table:style-name="ce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ТЭГИ</text:p>
          </table:table-cell>
          <table:table-cell table:style-name="ce4"/>
          <table:table-cell table:number-columns-repeated="1022"/>
        </table:table-row>
        <table:table-row table:style-name="ro13">
          <table:table-cell table:style-name="ce8" office:value-type="string" calcext:value-type="string">
            <text:p>git tag stable-1</text:p>
          </table:table-cell>
          <table:table-cell table:style-name="ce2" office:value-type="string" calcext:value-type="string">
            <text:p><text:span text:style-name="T37">создать «легковесный» тэг, связанный с последним</text:span></text:p>
            <text:p><text:span text:style-name="T37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tag stable-2 f292ef5</text:p>
          </table:table-cell>
          <table:table-cell table:style-name="ce8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БЭКАП</text:p>
          </table:table-cell>
          <table:table-cell table:style-name="ce4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18">git </text:span><text:span text:style-name="T19">reset</text:span><text:span text:style-name="T20"> --soft </text:span><text:span text:style-name="T21">origin </text:span><text:span text:style-name="T22">feature</text:span></text:p>
          </table:table-cell>
          <table:table-cell table:style-name="ce2" office:value-type="string" calcext:value-type="string">
            <text:p><text:span text:style-name="T62">Главная команда!</text:span></text:p>
            <text:p><text:span text:style-name="T37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5">git </text:span><text:span text:style-name="T6">checkout</text:span><text:span text:style-name="T7"> &lt;hello.html&gt;</text:span></text:p>
          </table:table-cell>
          <table:table-cell table:style-name="ce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t reset &lt;кусок изменённого объекта, например HEAD hello.html&gt;</text:p>
          </table:table-cell>
          <table:table-cell table:style-name="ce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git revert 7f6b500</text:p>
          </table:table-cell>
          <table:table-cell table:style-name="ce8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reset 9cf99cc —hard</text:p>
          </table:table-cell>
          <table:table-cell table:style-name="ce8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АНАЛИЗ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it log —oneline</text:p>
          </table:table-cell>
          <table:table-cell table:style-name="ce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status <text:s/></text:p>
          </table:table-cell>
          <table:table-cell table:style-name="ce8" office:value-type="string" calcext:value-type="string">
            <text:p>посмотреть, что назначено к выгрузке в Локалку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23">git </text:span><text:span text:style-name="T24">remote</text:span><text:span text:style-name="T25"> </text:span><text:span text:style-name="T26">show </text:span><text:span text:style-name="T27">origin</text:span></text:p>
          </table:table-cell>
          <table:table-cell table:style-name="ce8" office:value-type="string" calcext:value-type="string">
            <text:p><text:span text:style-name="T3">то же самое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remote -v</text:p>
          </table:table-cell>
          <table:table-cell table:style-name="ce8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config --get remote.origin.url</text:p>
          </table:table-cell>
          <table:table-cell table:style-name="ce8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git branch -a</text:p>
          </table:table-cell>
          <table:table-cell table:style-name="ce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log —pretty=oneline</text:p>
          </table:table-cell>
          <table:table-cell table:style-name="ce8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git tag</text:p>
          </table:table-cell>
          <table:table-cell table:style-name="ce2" office:value-type="string" calcext:value-type="string">
            <text:p><text:span text:style-name="T37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НАСТРОЙКИ ПОДКЛЮЧЕНИЯ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git config --global user.name <text:span text:style-name="T28">"AntAlMakarov"</text:span></text:p>
          </table:table-cell>
          <table:table-cell table:style-name="ce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29">git config --global user.email </text:span><text:span text:style-name="T30">"</text:span>AntAlMakarov@greenatom.ru<text:span text:style-name="T31">"</text:span></text:p>
          </table:table-cell>
          <table:table-cell table:style-name="ce2" office:value-type="string" calcext:value-type="string">
            <text:p><text:span text:style-name="T3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32">git </text:span><text:span text:style-name="T33">remote </text:span><text:span text:style-name="T34">add</text:span><text:span text:style-name="T35"> </text:span><text:span text:style-name="T34">origin</text:span><text:span text:style-name="T36"> </text:span>https://gitlab.com/dev/name_repo<text:span text:style-name="T37">/</text:span></text:p>
          </table:table-cell>
          <table:table-cell table:style-name="ce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8">git remote add origin </text:span>https://github.com/Antohnio123/Antohnio.git</text:p>
          </table:table-cell>
          <table:table-cell table:style-name="ce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39">git </text:span><text:span text:style-name="T40">remote </text:span><text:span text:style-name="T41">set-url</text:span><text:span text:style-name="T42"> </text:span><text:span text:style-name="T41">origin</text:span><text:span text:style-name="T42"> </text:span><text:span text:style-name="T43">new.git.url/here</text:span></text:p>
          </table:table-cell>
          <table:table-cell table:style-name="ce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38">git remote add aanikin </text:span>https://github.com/aanikin/Python</text:p>
          </table:table-cell>
          <table:table-cell table:style-name="ce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ВЕТКИ: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9" office:value-type="string" calcext:value-type="string">
            <text:p>git branch -a</text:p>
          </table:table-cell>
          <table:table-cell table:style-name="ce8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git checkout -b admin</text:p>
          </table:table-cell>
          <table:table-cell table:style-name="ce2" office:value-type="string" calcext:value-type="string">
            <text:p><text:span text:style-name="T37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git checkout forum</text:p>
          </table:table-cell>
          <table:table-cell table:style-name="ce8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git checkout 2a36c1b</text:p>
          </table:table-cell>
          <table:table-cell table:style-name="ce8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 office:value-type="string" calcext:value-type="string">
            <text:p>git merge forum</text:p>
          </table:table-cell>
          <table:table-cell table:style-name="ce8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3">git branch -d &lt;имя ветки&gt;</text:span></text:p>
          </table:table-cell>
          <table:table-cell table:style-name="ce8" office:value-type="string" calcext:value-type="string">
            <text:p>удалить ветку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3">
          <table:table-cell table:style-name="ce8" office:value-type="string" calcext:value-type="string">
            <text:p>git branch --set-upstream-to=master tocheck</text:p>
          </table:table-cell>
          <table:table-cell table:style-name="ce8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5">
          <table:table-cell table:style-name="ce8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8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6">
          <table:table-cell table:style-name="ce8" office:value-type="string" calcext:value-type="string">
            <text:p>git checkout &lt;feature&gt;</text:p>
            <text:p>git <text:span text:style-name="T44">rebase</text:span> -i master</text:p>
          </table:table-cell>
          <table:table-cell table:style-name="ce8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 table:number-rows-repeated="7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8"/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SSH-key</text:p>
          </table:table-cell>
          <table:table-cell table:style-name="ce4"/>
          <table:table-cell table:number-columns-repeated="1022"/>
        </table:table-row>
        <table:table-row table:style-name="ro17">
          <table:table-cell table:style-name="ce15" office:value-type="string" calcext:value-type="string" table:number-columns-spanned="2" table:number-rows-spanned="1">
            <text:p><text:span text:style-name="T37">Open a terminal on Linux or macOS, or Git Bash / WSL on Windows.</text:span></text:p>
            <text:p><text:span text:style-name="T37">Generate a new ED25519 SSH key pair:</text:span></text:p>
            <text:p><text:span text:style-name="T37">ssh-keygen -t ed25519 -C "email@example.com"</text:span></text:p>
            <text:p/>
            <text:p><text:span text:style-name="T37">Or, if you want to use RSA:</text:span></text:p>
            <text:p><text:span text:style-name="T37">ssh-keygen -t rsa -b 4096 -C "email@example.com"</text:span></text:p>
            <text:p/>
            <text:p><text:span text:style-name="T37">It will generate the key in =&gt; C:\Users\yourname.ssh directory.</text:span></text:p>
            <text:p><text:span text:style-name="T37">Copy the public key and paste in the gitlab location.</text:span></text:p>
            <text:p/>
            <text:p><text:span text:style-name="T45">ssh-agent $(ssh-add C:\Users\youname\.ssh\id_rsa; git clone </text:span>git@gitlab.com<text:span text:style-name="T37">:xyz/SpringBootStarter.git)</text:span></text:p>
          </table:table-cell>
          <table:covered-table-cell/>
          <table:table-cell table:number-columns-repeated="1022"/>
        </table:table-row>
        <table:table-row table:style-name="ro13">
          <table:table-cell table:style-name="ce8" office:value-type="string" calcext:value-type="string">
            <text:p>В Винде надо удалить старый пароль и логин в Windows Credentials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<text:span text:style-name="T3">.GITIGNORE</text:span>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8" office:value-type="string" calcext:value-type="string">
            <text:p>.gitignore</text:p>
          </table:table-cell>
          <table:table-cell table:style-name="ce8" office:value-type="string" calcext:value-type="string">
            <text:p><text:span text:style-name="T3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18">
          <table:table-cell table:style-name="ce8" office:value-type="string" calcext:value-type="string">
            <text:p>/</text:p>
          </table:table-cell>
          <table:table-cell table:style-name="ce2" office:value-type="string" calcext:value-type="string">
            <text:p><text:span text:style-name="T37">Если шаблон начинается со слеша, то он соответствует файлам и каталогам только в корне хранилища. ???</text:span></text:p>
            <text:p/>
            <text:p><text:span text:style-name="T63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*</text:p>
          </table:table-cell>
          <table:table-cell table:style-name="ce8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0">
          <table:table-cell table:style-name="ce12" office:value-type="string" calcext:value-type="string">
            <text:p>**</text:p>
          </table:table-cell>
          <table:table-cell table:style-name="ce8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?</text:p>
          </table:table-cell>
          <table:table-cell table:style-name="ce8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[…]</text:p>
          </table:table-cell>
          <table:table-cell table:style-name="ce8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19">
          <table:table-cell table:style-name="ce8" office:value-type="string" calcext:value-type="string">
            <text:p>*.[oa]</text:p>
          </table:table-cell>
          <table:table-cell table:style-name="ce2" office:value-type="string" calcext:value-type="string">
            <text:p><text:span text:style-name="T37">file.o</text:span></text:p>
            <text:p><text:span text:style-name="T37">file.a</text:span></text:p>
            <text:p><text:span text:style-name="T37">dsfgfdg.o</text:span></text:p>
            <text:p/>
          </table:table-cell>
          <table:table-cell table:number-columns-repeated="1022"/>
        </table:table-row>
        <table:table-row table:style-name="ro20">
          <table:table-cell table:style-name="ce8" office:value-type="string" calcext:value-type="string">
            <text:p>*.[!oa]</text:p>
          </table:table-cell>
          <table:table-cell table:style-name="ce2" office:value-type="string" calcext:value-type="string">
            <text:p><text:span text:style-name="T37">Если первым знаком стоит восклицательный, он зачит отрицание - любой символ КРОМЕ указанных в скобках</text:span></text:p>
            <text:p><text:span text:style-name="T37">file.s</text:span></text:p>
            <text:p><text:span text:style-name="T37">file.1</text:span></text:p>
            <text:p><text:span text:style-name="T37">file.0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7">!.gitignore</text:span></text:p>
            <text:p><text:span text:style-name="T37">!script.pl</text:span></text:p>
            <text:p><text:span text:style-name="T37">!template.latex</text:span></text:p>
          </table:table-cell>
          <table:table-cell table:style-name="ce8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!*/</text:p>
          </table:table-cell>
          <table:table-cell table:style-name="ce2" office:value-type="string" calcext:value-type="string">
            <text:p><text:span text:style-name="T37">...even if they are in subdirectories</text:span></text:p>
            <text:p/>
          </table:table-cell>
          <table:table-cell table:number-columns-repeated="1022"/>
        </table:table-row>
        <table:table-row table:style-name="ro14">
          <table:table-cell table:style-name="ce2" office:value-type="string" calcext:value-type="string">
            <text:p><text:span text:style-name="T37">!*/a/b/file1.txt</text:span></text:p>
            <text:p><text:span text:style-name="T37">!*/a/b/c/*</text:span></text:p>
          </table:table-cell>
          <table:table-cell table:style-name="ce2" office:value-type="string" calcext:value-type="string">
            <text:p><text:span text:style-name="T37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7">/files/data.zip</text:span></text:p>
            <text:p><text:span text:style-name="T37">/server.log</text:span></text:p>
            <text:p><text:span text:style-name="T37">/uploads/users/data/info.xls</text:span></text:p>
          </table:table-cell>
          <table:table-cell table:style-name="ce2" office:value-type="string" calcext:value-type="string">
            <text:p><text:span text:style-name="T37">Конкретные файлы</text:span></text:p>
            <text:p/>
          </table:table-cell>
          <table:table-cell table:number-columns-repeated="1022"/>
        </table:table-row>
        <table:table-row table:style-name="ro21">
          <table:table-cell table:style-name="ce2" office:value-type="string" calcext:value-type="string">
            <text:p><text:span text:style-name="T37">*.zip</text:span></text:p>
            <text:p><text:span text:style-name="T37">*.log</text:span></text:p>
            <text:p><text:span text:style-name="T37">*.pdf</text:span></text:p>
            <text:p><text:span text:style-name="T37">*.xls</text:span></text:p>
          </table:table-cell>
          <table:table-cell table:style-name="ce2" office:value-type="string" calcext:value-type="string">
            <text:p><text:span text:style-name="T37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config.php</text:p>
          </table:table-cell>
          <table:table-cell table:style-name="ce2" office:value-type="string" calcext:value-type="string">
            <text:p><text:span text:style-name="T64">Игнорирование конкретного файла </text:span><text:span text:style-name="T65">ТОЛЬКО в корне проекта</text:span></text:p>
            <text:p><text:span text:style-name="T63">(корнём считается расположение файла .gitignore)</text:span></text:p>
            <text:p><text:span text:style-name="T63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4">
          <table:table-cell table:style-name="ce8" office:value-type="string" calcext:value-type="string">
            <text:p>/params/config.php</text:p>
          </table:table-cell>
          <table:table-cell table:style-name="ce2" office:value-type="string" calcext:value-type="string">
            <text:p><text:span text:style-name="T37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0">
          <table:table-cell table:style-name="ce8" office:value-type="string" calcext:value-type="string">
            <text:p>/images/*</text:p>
          </table:table-cell>
          <table:table-cell table:style-name="ce2" office:value-type="string" calcext:value-type="string">
            <text:p><text:span text:style-name="T66">Игнорирование всех файлов и папок ТОЛЬКО в конкретной директории </text:span><text:span text:style-name="T67">корень/</text:span><text:span text:style-name="T68">images</text:span></text:p>
            <text:p><text:span text:style-name="T37">(включая поддиректории и файлы в них)</text:span></text:p>
            <text:p><text:span text:style-name="T37">Например /images/user.jpg, /images/company/logo.png</text:span></text:p>
            <text:p><text:span text:style-name="T37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1">
          <table:table-cell table:style-name="ce8" office:value-type="string" calcext:value-type="string">
            <text:p>/private/*.html</text:p>
          </table:table-cell>
          <table:table-cell table:style-name="ce2" office:value-type="string" calcext:value-type="string">
            <text:p><text:span text:style-name="T37">Игнорирование ВСЕХ html-файлов в ОДНОЙ КОНКРЕТНОЙ директории(НЕ ВКЛЮЧАЯ поддиректории)</text:span></text:p>
            <text:p><text:span text:style-name="T37"># Например /private/index.html</text:span></text:p>
            <text:p><text:span text:style-name="T37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/private/**/*.html</text:p>
          </table:table-cell>
          <table:table-cell table:style-name="ce2" office:value-type="string" calcext:value-type="string">
            <text:p><text:span text:style-name="T37">Игнорирование ВСЕХ html-файлов в КОНКРЕТНОЙ директории ВКЛЮЧАЯ поддиректории</text:span></text:p>
            <text:p><text:span text:style-name="T37"># Например /private/info.html, /private/users/ivan/info.html</text:span></text:p>
          </table:table-cell>
          <table:table-cell table:number-columns-repeated="1022"/>
        </table:table-row>
        <table:table-row table:style-name="ro10">
          <table:table-cell table:style-name="ce2" office:value-type="string" calcext:value-type="string">
            <text:p><text:span text:style-name="T37">/secret/*</text:span></text:p>
            <text:p><text:span text:style-name="T37">!/secret/free.txt</text:span></text:p>
          </table:table-cell>
          <table:table-cell table:style-name="ce2" office:value-type="string" calcext:value-type="string">
            <text:p><text:span text:style-name="T37">Исключение из игнорирования</text:span></text:p>
            <text:p><text:span text:style-name="T37"># Игнорирование ВСЕХ файлов и папок внутри директории /secret,</text:span></text:p>
            <text:p><text:span text:style-name="T37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<text:span text:style-name="T3">\!readme!.txt</text:span></text:p>
          </table:table-cell>
          <table:table-cell table:style-name="ce8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/images/h?/*.jp?g</text:p>
          </table:table-cell>
          <table:table-cell table:style-name="ce2" office:value-type="string" calcext:value-type="string">
            <text:p><text:span text:style-name="T37">Игнорирование всех JPG и JPEG файлов внутри директорий,</text:span></text:p>
            <text:p><text:span text:style-name="T37">которые начинаются на "h" и МОГУТ содержать ещё один символ после</text:span></text:p>
            <text:p><text:span text:style-name="T37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1" office:value-type="string" calcext:value-type="string">
            <text:p>CI/CD</text:p>
          </table:table-cell>
          <table:table-cell table:style-name="ce11"/>
          <table:table-cell table:number-columns-repeated="1022"/>
        </table:table-row>
        <table:table-row table:style-name="ro13">
          <table:table-cell table:style-name="ce8" office:value-type="string" calcext:value-type="string">
            <text:p>https://youtu.be/jkwJCR0rqDc</text:p>
            <text:p/>
          </table:table-cell>
          <table:table-cell table:style-name="ce8" office:value-type="string" calcext:value-type="string">
            <text:p>Доки</text:p>
          </table:table-cell>
          <table:table-cell table:number-columns-repeated="1022"/>
        </table:table-row>
        <table:table-row table:style-name="ro13">
          <table:table-cell table:style-name="ce8" office:value-type="string" calcext:value-type="string">
            <text:p>https://docs.gitlab.com/ee/ci/yaml/</text:p>
            <text:p/>
          </table:table-cell>
          <table:table-cell table:style-name="ce8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https://docs.gitlab.com/ee/ci/variables/predefined_variables.html</text:p>
            <text:p/>
          </table:table-cell>
          <table:table-cell table:style-name="ce8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8"/>
          <table:table-cell table:number-columns-repeated="1022"/>
        </table:table-row>
        <table:table-row table:style-name="ro12">
          <table:table-cell table:style-name="ce2" office:value-type="string" calcext:value-type="string">
            <text:p>image: docker:stableservices: <text:s/>- docker:dind <text:s/>stages: <text:s/>- pre-build <text:s/>- build</text:p>
          </table:table-cell>
          <table:table-cell table:style-name="ce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22">
          <table:table-cell table:style-name="ce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REGISTRY</text:p>
          </table:table-cell>
          <table:table-cell table:style-name="ce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REGISTRY_IMAGE</text:p>
          </table:table-cell>
          <table:table-cell table:style-name="ce8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COMMIT_REF_NAME</text:p>
          </table:table-cell>
          <table:table-cell table:style-name="ce8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19">
          <table:table-cell table:style-name="ce2" office:value-type="string" calcext:value-type="string">
            <text:p><text:span text:style-name="T46">$CI_COMMIT_REF_SLUG</text:span></text:p>
          </table:table-cell>
          <table:table-cell table:style-name="ce2" office:value-type="string" calcext:value-type="string">
            <text:p><text:span text:style-name="T37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3">
          <table:table-cell table:style-name="ce14" office:value-type="string" calcext:value-type="string">
            <text:p><text:span text:style-name="T47">$CI_JOB_TOKEN</text:span></text:p>
          </table:table-cell>
          <table:table-cell table:style-name="ce8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$CI_JOB_STAGE</text:p>
          </table:table-cell>
          <table:table-cell table:style-name="ce8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48">- </text:span><text:span text:style-name="T49">echo</text:span><text:span text:style-name="T50"> "$CI_JOB_STAGE"</text:span></text:p>
          </table:table-cell>
          <table:table-cell table:style-name="ce8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3">
          <table:table-cell table:style-name="ce2" office:value-type="string" calcext:value-type="string">
            <text:p><text:span text:style-name="T51">.deploy_common:</text:span></text:p>
            <text:p><text:span text:style-name="T52"># common config HERE</text:span></text:p>
            <text:p/>
            <text:p><text:span text:style-name="T53">deploy_master_CD</text:span><text:span text:style-name="T54">:</text:span></text:p>
            <text:p><text:span text:style-name="T53">extends</text:span><text:span text:style-name="T54">: .deploy_common</text:span></text:p>
            <text:p><text:span text:style-name="T53">only</text:span><text:span text:style-name="T54">:</text:span></text:p>
            <text:p><text:span text:style-name="T53">refs</text:span><text:span text:style-name="T54">:</text:span></text:p>
            <text:p><text:span text:style-name="T55">- master</text:span></text:p>
            <text:p/>
            <text:p><text:span text:style-name="T53">deploy_manual</text:span><text:span text:style-name="T54">:</text:span></text:p>
            <text:p><text:span text:style-name="T53">extends</text:span><text:span text:style-name="T54">: .deploy_common</text:span></text:p>
            <text:p><text:span text:style-name="T53">when</text:span><text:span text:style-name="T54">: manual</text:span></text:p>
          </table:table-cell>
          <table:table-cell table:style-name="ce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1">
          <table:table-cell table:style-name="ce2" office:value-type="string" calcext:value-type="string">
            <text:p><text:span text:style-name="T53">deploy</text:span><text:span text:style-name="T54">:</text:span></text:p>
            <text:p><text:span text:style-name="T53">rules</text:span><text:span text:style-name="T54">:</text:span></text:p>
            <text:p><text:span text:style-name="T56">- </text:span><text:span text:style-name="T57">if</text:span><text:span text:style-name="T58">: '$CI_COMMIT_REF_NAME == "master"'</text:span></text:p>
            <text:p><text:span text:style-name="T56">- </text:span><text:span text:style-name="T57">when</text:span><text:span text:style-name="T58">: manual</text:span></text:p>
          </table:table-cell>
          <table:table-cell table:style-name="ce8" office:value-type="string" calcext:value-type="string">
            <text:p><text:span text:style-name="T15">УСЛОВИЯ запуска лучше ставить через </text:span><text:span text:style-name="T69">rules</text:span><text:span text:style-name="T70">, НЕ через only/except</text:span></text:p>
          </table:table-cell>
          <table:table-cell table:number-columns-repeated="1022"/>
        </table:table-row>
        <table:table-row table:style-name="ro1" table:number-rows-repeated="28">
          <table:table-cell table:style-name="ce2" table:number-columns-repeated="2"/>
          <table:table-cell table:number-columns-repeated="1022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1"/>
        <table:table-row table:style-name="ro24">
          <table:table-cell table:style-name="ce16" office:value-type="string" calcext:value-type="string">
            <text:p>https://habr.com/ru/post/310460</text:p>
            <text:p/>
          </table:table-cell>
          <table:table-cell table:style-name="ce16" office:value-type="string" calcext:value-type="string">
            <text:p><text:span text:style-name="T207">отличное пособие</text:span>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8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7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8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5">
          <table:table-cell table:style-name="ce19"/>
          <table:table-cell table:style-name="ce18" office:value-type="string" calcext:value-type="string">
            <text:p><text:span text:style-name="T208">Docker Desktop</text:span> разворачивает приложения по умолчанию на адресе localhost</text:p>
            <text:p><text:span text:style-name="T208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9" office:value-type="string" calcext:value-type="string">
            <text:p/>
            <text:p>winpty docker exec -it //bin//sh</text:p>
          </table:table-cell>
          <table:table-cell table:style-name="ce19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5">
          <table:table-cell table:style-name="ce20" office:value-type="string" calcext:value-type="string">
            <text:p>sudo groupadd docker</text:p>
            <text:p>sudo</text:p>
            <text:p/>
            <text:p/>
            <text:p/>
            <text:p><text:span text:style-name="T71">s</text:span><text:span text:style-name="T72">udo gpasswd -a $USER docker</text:span></text:p>
          </table:table-cell>
          <table:table-cell table:style-name="ce18" office:value-type="string" calcext:value-type="string">
            <text:p><text:span text:style-name="T209">To run docker without sudo:</text:span></text:p>
            <text:p><text:span text:style-name="T209">Add the docker group if it doesn't already exist.</text:span></text:p>
            <text:p><text:span text:style-name="T209">Add the connected user "$USER" to the docker group.</text:span></text:p>
            <text:p/>
            <text:p><text:span text:style-name="T209">Change the user name to match your preferred user if you do not want to use your current user:</text:span></text:p>
            <text:p/>
            <text:p><text:span text:style-name="T210">Either do a </text:span><text:span text:style-name="T211">newgrp docker</text:span><text:span text:style-name="T212"> or log out/in to activate the changes to groups.</text:span></text:p>
            <text:p><text:span text:style-name="T209">You can use</text:span></text:p>
            <text:p><text:span text:style-name="T213">docker run hello-world</text:span></text:p>
            <text:p><text:span text:style-name="T209">to check if you can run docker without sudo.</text:span></text:p>
            <text:p><text:span text:style-name="T213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Анализ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2" office:value-type="string" calcext:value-type="string">
            <text:p>docker <text:span text:style-name="T2">ps</text:span></text:p>
          </table:table-cell>
          <table:table-cell table:style-name="ce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3">docker ps --all</text:span></text:p>
          </table:table-cell>
          <table:table-cell table:style-name="ce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ps -a</text:p>
          </table:table-cell>
          <table:table-cell table:style-name="ce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 ps</text:span><text:span text:style-name="T75"> </text:span><text:span text:style-name="T76">-a -q</text:span></text:p>
          </table:table-cell>
          <table:table-cell table:style-name="ce2" office:value-type="string" calcext:value-type="string">
            <text:p><text:span text:style-name="T214">увидеть </text:span><text:span text:style-name="T215">только ID всех</text:span><text:span text:style-name="T216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4">docker</text:span><text:span text:style-name="T75"> </text:span><text:span text:style-name="T76">images</text:span></text:p>
          </table:table-cell>
          <table:table-cell table:style-name="ce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77">docker logs</text:span><text:span text:style-name="T75"> </text:span><text:span text:style-name="T78">&lt;container ID&gt;</text:span></text:p>
          </table:table-cell>
          <table:table-cell table:style-name="ce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79">docker </text:span><text:span text:style-name="T80">run</text:span><text:span text:style-name="T79"> -it </text:span><text:span text:style-name="T81">&lt;image name or ID&gt; </text:span><text:span text:style-name="T80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82">docker </text:span><text:span text:style-name="T80">volume ls</text:span></text:p>
          </table:table-cell>
          <table:table-cell table:style-name="ce18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docker <text:span text:style-name="T1">search</text:span> tomcat</text:p>
          </table:table-cell>
          <table:table-cell table:style-name="ce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8"/>
          <table:table-cell table:style-name="ce2"/>
          <table:table-cell table:number-columns-repeated="1022"/>
        </table:table-row>
        <table:table-row table:style-name="ro2">
          <table:table-cell table:style-name="ce21" office:value-type="string" calcext:value-type="string">
            <text:p>ТЭГИ</text:p>
          </table:table-cell>
          <table:table-cell table:style-name="ce21"/>
          <table:table-cell table:number-columns-repeated="1022"/>
        </table:table-row>
        <table:table-row table:style-name="ro26">
          <table:table-cell table:style-name="ce2"/>
          <table:table-cell table:style-name="ce2" office:value-type="string" calcext:value-type="string">
            <text:p><text:span text:style-name="T2">Создают доп. ссылку на имадж.</text:span></text:p>
            <text:p><text:span text:style-name="T2">Старая ссылка, если была, то остается, и получается 2 ссылки на 1 имадж.</text:span></text:p>
            <text:p><text:span text:style-name="T2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docker <text:span text:style-name="T1">tag</text:span> <text:span text:style-name="T83">0e5574283393</text:span> <text:span text:style-name="T28">fedora</text:span>/<text:span text:style-name="T28">httpd</text:span>:<text:span text:style-name="T84">version1.0</text:span></text:p>
          </table:table-cell>
          <table:table-cell table:style-name="ce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ocker tag httpd:test fedora/httpd:version1.0.test</text:p>
          </table:table-cell>
          <table:table-cell table:style-name="ce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Построение образа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4" office:value-type="string" calcext:value-type="string">
            <text:p>docker build .</text:p>
          </table:table-cell>
          <table:table-cell table:style-name="ce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27">
          <table:table-cell table:style-name="ce2" office:value-type="string" calcext:value-type="string">
            <text:p><text:span text:style-name="T85">docker build</text:span> <text:span text:style-name="T86">-t </text:span><text:span text:style-name="T87">&lt;имя имаджа&gt;</text:span>:<text:span text:style-name="T28">&lt;тэг&gt;</text:span> . <text:span text:style-name="T1">--no-cache</text:span></text:p>
          </table:table-cell>
          <table:table-cell table:style-name="ce2" office:value-type="string" calcext:value-type="string">
            <text:p>остроить имадж <text:span text:style-name="T217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88">docker build </text:span><text:span text:style-name="T89">-f Dockerfile</text:span><text:span text:style-name="T90"> -t </text:span><text:span text:style-name="T91">&lt;имя имаджа&gt;</text:span><text:span text:style-name="T92">:&lt;тэг&gt; </text:span><text:span text:style-name="T90">.</text:span></text:p>
          </table:table-cell>
          <table:table-cell table:style-name="ce2" office:value-type="string" calcext:value-type="string">
            <text:p><text:span text:style-name="T150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82">docker build -t </text:span><text:span text:style-name="T93">&lt;DockerHub account name&gt;</text:span><text:span text:style-name="T82">/</text:span><text:span text:style-name="T94">&lt;New Image name&gt;</text:span><text:span text:style-name="T95">:</text:span><text:span text:style-name="T96">&lt;Tag of version&gt;</text:span><text:span text:style-name="T82"> .</text:span></text:p>
          </table:table-cell>
          <table:table-cell table:style-name="ce2" office:value-type="string" calcext:value-type="string">
            <text:p><text:span text:style-name="T150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t</text:p>
          </table:table-cell>
          <table:table-cell table:style-name="ce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-d</text:p>
          </table:table-cell>
          <table:table-cell table:style-name="ce2" office:value-type="string" calcext:value-type="string">
            <text:p><text:span text:style-name="T218">запускает образ в </text:span><text:span text:style-name="T219">detached режиме (</text:span><text:span text:style-name="T92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--no-cache</text:p>
          </table:table-cell>
          <table:table-cell table:style-name="ce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97">docker run -it </text:span><text:span text:style-name="T98">&lt;image name or ID&gt; </text:span><text:span text:style-name="T99">sh</text:span></text:p>
          </table:table-cell>
          <table:table-cell table:style-name="ce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Запуск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5" office:value-type="string" calcext:value-type="string">
            <text:p>run <text:span text:style-name="T100">= docker create + docker start</text:span></text:p>
          </table:table-cell>
          <table:table-cell table:style-name="ce2"/>
          <table:table-cell table:number-columns-repeated="1022"/>
        </table:table-row>
        <table:table-row table:style-name="ro5">
          <table:table-cell table:style-name="ce18" office:value-type="string" calcext:value-type="string">
            <text:p><text:span text:style-name="T101">docker run </text:span><text:span text:style-name="T81">&lt;имя имаджа&gt;</text:span></text:p>
          </table:table-cell>
          <table:table-cell table:style-name="ce2" office:value-type="string" calcext:value-type="string">
            <text:p><text:span text:style-name="T150">запустить контейнер,</text:span></text:p>
            <text:p><text:span text:style-name="T150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02">docker run</text:span><text:span text:style-name="T103"> </text:span><text:span text:style-name="T104">&lt;имя имаджа&gt; </text:span><text:span text:style-name="T103">command</text:span></text:p>
          </table:table-cell>
          <table:table-cell table:style-name="ce19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05">docker run</text:span><text:span text:style-name="T106"> </text:span><text:span text:style-name="T107">--name</text:span><text:span text:style-name="T106"> </text:span><text:span text:style-name="T108">&lt;имя контейнера&gt;</text:span><text:span text:style-name="T106"> </text:span><text:span text:style-name="T109">&lt;имя имаджа&gt;</text:span></text:p>
          </table:table-cell>
          <table:table-cell table:style-name="ce2" office:value-type="string" calcext:value-type="string">
            <text:p><text:span text:style-name="T220">создать и запустить контейнер, указав ему </text:span><text:span text:style-name="T221">ИМ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10">docker </text:span><text:span text:style-name="T111">run --name </text:span><text:span text:style-name="T112">&lt;имя контейнера&gt;</text:span><text:span text:style-name="T113"> </text:span><text:span text:style-name="T114">-d</text:span><text:span text:style-name="T115"> </text:span><text:span text:style-name="T116">&lt;имя имаджа&gt;</text:span></text:p>
          </table:table-cell>
          <table:table-cell table:style-name="ce26" office:value-type="string" calcext:value-type="string">
            <text:p>создать и запустить контейнер <text:span text:style-name="T222">фоном, ДЕМОНОМ</text:span><text:span text:style-name="T223">.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6"/>
          <table:table-cell table:number-columns-repeated="1022"/>
        </table:table-row>
        <table:table-row table:style-name="ro4">
          <table:table-cell table:style-name="ce27" office:value-type="string" calcext:value-type="string">
            <text:p><text:span text:style-name="T117">start </text:span><text:span text:style-name="T118">&lt;container ID&gt;</text:span></text:p>
          </table:table-cell>
          <table:table-cell table:style-name="ce19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19">docker start</text:span><text:span text:style-name="T120"> </text:span><text:span text:style-name="T121">225824d4f37c</text:span></text:p>
          </table:table-cell>
          <table:table-cell table:style-name="ce19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122">docker start</text:span><text:span text:style-name="T123"> </text:span><text:span text:style-name="T124">-a</text:span><text:span text:style-name="T123"> </text:span><text:span text:style-name="T125">225824d4f37c</text:span></text:p>
          </table:table-cell>
          <table:table-cell table:style-name="ce18" office:value-type="string" calcext:value-type="string">
            <text:p><text:span text:style-name="T224">start a container with ID 225824d4f37c </text:span><text:span text:style-name="T225">showing</text:span><text:span text:style-name="T99"> its output in terminal</text:span>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6"/>
          <table:table-cell table:number-columns-repeated="1022"/>
        </table:table-row>
        <table:table-row table:style-name="ro29">
          <table:table-cell table:style-name="ce23" office:value-type="string" calcext:value-type="string">
            <text:p><text:span text:style-name="T95">docker </text:span><text:span text:style-name="T80">run</text:span><text:span text:style-name="T95"> </text:span><text:span text:style-name="T126">-it</text:span><text:span text:style-name="T95"> </text:span><text:span text:style-name="T127">-p</text:span><text:span text:style-name="T95"> 1234:8080 tomcat</text:span></text:p>
          </table:table-cell>
          <table:table-cell table:style-name="ce23" office:value-type="string" calcext:value-type="string">
            <text:p><text:span text:style-name="T47">запустить Томкат</text:span></text:p>
            <text:p><text:span text:style-name="T226">-it</text:span><text:span text:style-name="T120"> - интерактивно, будем видеть, как он бежит в терминале,</text:span></text:p>
            <text:p><text:span text:style-name="T226">-p</text:span><text:span text:style-name="T120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ocker run -it -p 8888:80 nginx</text:p>
          </table:table-cell>
          <table:table-cell table:style-name="ce23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23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>
            <text:p>С открытым терминалом внутри контейнера</text:p>
          </table:table-cell>
          <table:table-cell table:style-name="ce28"/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128">docker run </text:span><text:span text:style-name="T129">busybox</text:span><text:span text:style-name="T130"> </text:span><text:span text:style-name="T131">&lt;LINUX COMMAND&gt;</text:span></text:p>
          </table:table-cell>
          <table:table-cell table:style-name="ce18" office:value-type="string" calcext:value-type="string">
            <text:p><text:span text:style-name="T227">контейнер</text:span><text:span text:style-name="T228">, </text:span><text:span text:style-name="T229">позволяющий выполнять комманды Linux</text:span></text:p>
          </table:table-cell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132">docker run </text:span><text:span text:style-name="T133">-it</text:span><text:span text:style-name="T134"> </text:span><text:span text:style-name="T135">busybox</text:span><text:span text:style-name="T134"> </text:span><text:span text:style-name="T136">sh</text:span></text:p>
          </table:table-cell>
          <table:table-cell table:style-name="ce18" office:value-type="string" calcext:value-type="string">
            <text:p><text:span text:style-name="T95">run a container with this window </text:span><text:span text:style-name="T230">connected to STDIN</text:span><text:span text:style-name="T95"> of a container and </text:span><text:span text:style-name="T231">linux terminal opened</text:span><text:span text:style-name="T95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С ПОРТАМИ</text:p>
          </table:table-cell>
          <table:table-cell table:style-name="ce28"/>
          <table:table-cell table:number-columns-repeated="1022"/>
        </table:table-row>
        <table:table-row table:style-name="ro29">
          <table:table-cell table:style-name="ce18" office:value-type="string" calcext:value-type="string">
            <text:p><text:span text:style-name="T137">docker run</text:span><text:span text:style-name="T138"> </text:span><text:span text:style-name="T139">-p</text:span><text:span text:style-name="T138"> </text:span><text:span text:style-name="T139">8080</text:span><text:span text:style-name="T138">:8080 </text:span><text:span text:style-name="T140">&lt;image name or ID&gt;</text:span></text:p>
          </table:table-cell>
          <table:table-cell table:style-name="ce18" office:value-type="string" calcext:value-type="string">
            <text:p><text:span text:style-name="T232">Порты: </text:span><text:span text:style-name="T233">СНАРУЖИ</text:span><text:span text:style-name="T234">:ВНУТРИ.</text:span></text:p>
            <text:p><text:span text:style-name="T224">run a container with </text:span><text:span text:style-name="T235">redirecting incoming fetches</text:span><text:span text:style-name="T99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самоликвидация контейнера</text:p>
          </table:table-cell>
          <table:table-cell table:style-name="ce28"/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141">docker run --name</text:span><text:span text:style-name="T120"> </text:span><text:span text:style-name="T121">&lt;имя контейнера&gt;</text:span><text:span text:style-name="T120"> </text:span><text:span text:style-name="T142">-d</text:span><text:span text:style-name="T143"> --rm </text:span><text:span text:style-name="T144">&lt;имя имаджа&gt;</text:span></text:p>
          </table:table-cell>
          <table:table-cell table:style-name="ce18" office:value-type="string" calcext:value-type="string">
            <text:p><text:span text:style-name="T236">- создать и запустить контейнер </text:span><text:span text:style-name="T237">фоном</text:span><text:span text:style-name="T236">, </text:span><text:span text:style-name="T238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docker run --rm --name &lt;имя контейнера&gt; -d -p 8080:8080 &lt;имя имаджа&gt;</text:p>
          </table:table-cell>
          <table:table-cell table:style-name="ce18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>
            <text:p>ВРЕМЕННЫЕ ЗОНЫ</text:p>
          </table:table-cell>
          <table:table-cell table:style-name="ce28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74">docker run --rm --name</text:span><text:span text:style-name="T75"> </text:span><text:span text:style-name="T78">&lt;имя контейнера&gt;</text:span><text:span text:style-name="T75"> -d -p 8080:8080 </text:span><text:span text:style-name="T76">-e TZ=Europe/Moscow</text:span><text:span text:style-name="T75"> &lt;имя имаджа&gt;</text:span></text:p>
          </table:table-cell>
          <table:table-cell table:style-name="ce2" office:value-type="string" calcext:value-type="string">
            <text:p><text:span text:style-name="T150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ХРАНЕНИЕ ДАННЫХ</text:p>
          </table:table-cell>
          <table:table-cell table:style-name="ce21"/>
          <table:table-cell table:number-columns-repeated="1022"/>
        </table:table-row>
        <table:table-row table:style-name="ro3">
          <table:table-cell table:style-name="ce29" office:value-type="string" calcext:value-type="string">
            <text:p><text:span text:style-name="T145">docker run --name</text:span> <text:span text:style-name="T146">&lt;имя контейнера&gt; </text:span>-<text:span text:style-name="T147">d</text:span> -<text:span text:style-name="T148">p</text:span> 8080:8080 -<text:span text:style-name="T149">e</text:span> <text:span text:style-name="T150">TZ</text:span>=<text:span text:style-name="T151">Europe</text:span>/<text:span text:style-name="T152">Moscow</text:span> <text:span text:style-name="T153">-v &lt;абсолютный путь на хостовой машине&gt;: &lt;абсолютный путь внутри контейнера</text:span><text:span text:style-name="T154">&gt; &lt;имя имаджа&gt;</text:span></text:p>
          </table:table-cell>
          <table:table-cell table:style-name="ce2" office:value-type="string" calcext:value-type="string">
            <text:p><text:span text:style-name="T214">монтирование папки для сохранения данных </text:span><text:span text:style-name="T215">внутри контейнера</text:span><text:span text:style-name="T216"> между запусками</text:span></text:p>
          </table:table-cell>
          <table:table-cell table:number-columns-repeated="1022"/>
        </table:table-row>
        <table:table-row table:style-name="ro26">
          <table:table-cell table:style-name="ce18" office:value-type="string" calcext:value-type="string">
            <text:p><text:span text:style-name="T155">docker run -p 3000:3000 </text:span><text:span text:style-name="T133">-v app/node_modules</text:span><text:span text:style-name="T156"> </text:span><text:span text:style-name="T157">-v $(pwd):/app</text:span><text:span text:style-name="T156"> </text:span><text:span text:style-name="T135">&lt;image ID&gt;</text:span></text:p>
          </table:table-cell>
          <table:table-cell table:style-name="ce18" office:value-type="string" calcext:value-type="string">
            <text:p><text:span text:style-name="T239">put a bookmark on a nod modules folder of a container (bookmark means «Don“t touch it, don“t reference, this folder works fine»)</text:span><text:span text:style-name="T123"> and </text:span><text:span text:style-name="T240">make reference of our (PWD — print working directory) workdir folder to a folder inside a container</text:span></text:p>
            <text:p><text:span text:style-name="T47">(we make a volume = refernce)</text:span>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<text:span text:style-name="T158">docker</text:span><text:span text:style-name="T159"> </text:span><text:span text:style-name="T160">run</text:span><text:span text:style-name="T161"> --</text:span><text:span text:style-name="T162">rm</text:span><text:span text:style-name="T163"> -</text:span><text:span text:style-name="T160">d</text:span><text:span text:style-name="T161"> -</text:span><text:span text:style-name="T164">p</text:span><text:span text:style-name="T159"> 27017: 27017 </text:span><text:span text:style-name="T164">mongo</text:span></text:p>
          </table:table-cell>
          <table:table-cell table:style-name="ce18" office:value-type="string" calcext:value-type="string">
            <text:p><text:span text:style-name="T241">запуск контейнера </text:span>Mongo из имаджа с Докер-библиотеки. <text:span text:style-name="T208">Временная</text:span> ДБ, которая <text:span text:style-name="T208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2"/>
          <table:table-cell table:number-columns-repeated="1022"/>
        </table:table-row>
        <table:table-row table:style-name="ro2">
          <table:table-cell table:style-name="ce28" office:value-type="string" calcext:value-type="string">
            <text:p>VOLUMES</text:p>
          </table:table-cell>
          <table:table-cell table:style-name="ce28"/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41">docker volume create</text:span><text:span text:style-name="T120"> </text:span><text:span text:style-name="T165">&lt;имя волюма&gt;</text:span></text:p>
          </table:table-cell>
          <table:table-cell table:style-name="ce18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32">docker volume ls</text:span></text:p>
          </table:table-cell>
          <table:table-cell table:style-name="ce18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<text:span text:style-name="T166">docker run --rm --name</text:span> &lt; имя контейнера &gt; <text:span text:style-name="T167">-d -p 8080:8080 -e TZ=Europe/Moscow -</text:span><text:span text:style-name="T168">v &lt;ИМЯ ВОЛЮМА&gt;: &lt;абсолютный путь внутри контейнера</text:span>&gt; &lt; имя имаджа &gt;</text:p>
          </table:table-cell>
          <table:table-cell table:style-name="ce18" office:value-type="string" calcext:value-type="string">
            <text:p>монтирование папки для сохранения данных <text:span text:style-name="T242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Работа с функционирующим контейнером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30" office:value-type="string" calcext:value-type="string">
            <text:p>exec</text:p>
          </table:table-cell>
          <table:table-cell table:style-name="ce19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69">docker</text:span> exec -it &lt;container ID&gt; &lt;command&gt;</text:p>
          </table:table-cell>
          <table:table-cell table:style-name="ce2" office:value-type="string" calcext:value-type="string">
            <text:p><text:span text:style-name="T243">allows to provide input</text:span><text:span text:style-name="T75"> </text:span><text:span text:style-name="T244">with tips and help</text:span><text:span text:style-name="T75"> to STDIN and </text:span><text:span text:style-name="T245">send another command</text:span><text:span text:style-name="T75"> to a container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69">docker</text:span> exec -u 0 -it &lt;container ID&gt; /bin/bash</text:p>
          </table:table-cell>
          <table:table-cell table:style-name="ce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97">docker exec -it </text:span><text:span text:style-name="T170">&lt;container ID&gt;</text:span><text:span text:style-name="T99"> </text:span><text:span text:style-name="T171">sh</text:span></text:p>
          </table:table-cell>
          <table:table-cell table:style-name="ce18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ocker exec -it <text:span text:style-name="T172">&lt;container ID&gt;</text:span> /bin/bash</text:p>
          </table:table-cell>
          <table:table-cell table:style-name="ce18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50">Ctrl+D or ‘exit’</text:span></text:p>
          </table:table-cell>
          <table:table-cell table:style-name="ce19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31">
          <table:table-cell table:style-name="ce18" office:value-type="string" calcext:value-type="string">
            <text:p><text:span text:style-name="T173">docker </text:span><text:span text:style-name="T80">commit</text:span><text:span text:style-name="T95"> </text:span><text:span text:style-name="T174">-c</text:span><text:span text:style-name="T95"> </text:span><text:span text:style-name="T94">„CMD [«redis-server»]“</text:span><text:span text:style-name="T95"> </text:span><text:span text:style-name="T175">&lt;ID of a container&gt;</text:span></text:p>
          </table:table-cell>
          <table:table-cell table:style-name="ce18" office:value-type="string" calcext:value-type="string">
            <text:p><text:span text:style-name="T47">Создаёт имадж из выбранного контейнера.</text:span></text:p>
            <text:p><text:span text:style-name="T47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7">Именно так на каждом шагу делают Dockerfiles</text:span></text:p>
          </table:table-cell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82">docker </text:span><text:span text:style-name="T80">commit</text:span><text:span text:style-name="T82"> </text:span><text:span text:style-name="T176">5267e21d140</text:span><text:span text:style-name="T82"> </text:span><text:span text:style-name="T177">denis_v2</text:span><text:span text:style-name="T82">:</text:span><text:span text:style-name="T178">latest</text:span>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8">
          <table:table-cell table:style-name="ce2" office:value-type="string" calcext:value-type="string">
            <text:p><text:span text:style-name="T169">docker</text:span> <text:span text:style-name="T179">cp</text:span> foo.txt <text:span text:style-name="T180">mycontainer</text:span>:/foo.txt</text:p>
          </table:table-cell>
          <table:table-cell table:style-name="ce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69">docker</text:span> <text:span text:style-name="T179">cp</text:span> mycontainer:/foo.txt foo.txt</text:p>
          </table:table-cell>
          <table:table-cell table:style-name="ce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69">docker</text:span> <text:span text:style-name="T179">cp</text:span> src/. mycontainer:/target</text:p>
            <text:p><text:span text:style-name="T169">docker</text:span> <text:span text:style-name="T179">cp</text:span> mycontainer:/src/. target</text:p>
          </table:table-cell>
          <table:table-cell table:style-name="ce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Остановка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8">
          <table:table-cell table:style-name="ce18" office:value-type="string" calcext:value-type="string">
            <text:p><text:span text:style-name="T128">docker </text:span><text:span text:style-name="T181">stop</text:span><text:span text:style-name="T130"> </text:span><text:span text:style-name="T170">&lt;name or ID of a container&gt;</text:span></text:p>
          </table:table-cell>
          <table:table-cell table:style-name="ce18" office:value-type="string" calcext:value-type="string">
            <text:p><text:span text:style-name="T246">stop </text:span><text:span text:style-name="T95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0">
          <table:table-cell table:style-name="ce18" office:value-type="string" calcext:value-type="string">
            <text:p><text:span text:style-name="T97">docker </text:span><text:span text:style-name="T171">kill</text:span><text:span text:style-name="T99"> </text:span><text:span text:style-name="T170">&lt;name or ID of a container&gt;</text:span></text:p>
          </table:table-cell>
          <table:table-cell table:style-name="ce18" office:value-type="string" calcext:value-type="string">
            <text:p><text:span text:style-name="T247">kill</text:span><text:span text:style-name="T125"> container </text:span><text:span text:style-name="T123">immediately</text:span></text:p>
          </table:table-cell>
          <table:table-cell table:number-columns-repeated="1022"/>
        </table:table-row>
        <table:table-row table:style-name="ro1" table:number-rows-repeated="3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Удаление</text:p>
          </table:table-cell>
          <table:table-cell table:style-name="ce21"/>
          <table:table-cell table:number-columns-repeated="1022"/>
        </table:table-row>
        <table:table-row table:style-name="ro5">
          <table:table-cell table:style-name="ce30" office:value-type="string" calcext:value-type="string">
            <text:p>system prune</text:p>
          </table:table-cell>
          <table:table-cell table:style-name="ce18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30"/>
          <table:table-cell table:style-name="ce18"/>
          <table:table-cell table:number-columns-repeated="1022"/>
        </table:table-row>
        <table:table-row table:style-name="ro2">
          <table:table-cell table:style-name="ce23" office:value-type="string" calcext:value-type="string">
            <text:p>docker<text:span text:style-name="T182"> </text:span><text:span text:style-name="T183">rm</text:span><text:span text:style-name="T184"> </text:span><text:span text:style-name="T185">&lt;ID контейнера или имя&gt;</text:span></text:p>
          </table:table-cell>
          <table:table-cell table:style-name="ce2" office:value-type="string" calcext:value-type="string">
            <text:p><text:span text:style-name="T214">остановить выполнение контейнера и </text:span><text:span text:style-name="T215">удалить</text:span><text:span text:style-name="T216"> его</text:span>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<text:span text:style-name="T186">docker rm</text:span><text:span text:style-name="T187"> $(</text:span><text:span text:style-name="T188">docker ps</text:span><text:span text:style-name="T189"> -</text:span><text:span text:style-name="T190">qa)</text:span></text:p>
          </table:table-cell>
          <table:table-cell table:style-name="ce18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91">docker</text:span><text:span text:style-name="T192"> </text:span><text:span text:style-name="T193">rmi</text:span><text:span text:style-name="T192"> </text:span><text:span text:style-name="T194">&lt;имя имаджа&gt;</text:span></text:p>
          </table:table-cell>
          <table:table-cell table:style-name="ce18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pan text:style-name="T195">docker</text:span><text:span text:style-name="T196"> </text:span><text:span text:style-name="T197">rmi</text:span><text:span text:style-name="T196"> $(</text:span><text:span text:style-name="T198">docker images -q</text:span><text:span text:style-name="T196">)</text:span></text:p>
          </table:table-cell>
          <table:table-cell table:style-name="ce2" office:value-type="string" calcext:value-type="string">
            <text:p><text:span text:style-name="T150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199">sudo docker rmi </text:span><text:span text:style-name="T200">$(</text:span><text:span text:style-name="T199">sudo docker images -f</text:span><text:span text:style-name="T200"> "dangling=true" -q)</text:span></text:p>
          </table:table-cell>
          <table:table-cell table:style-name="ce17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1" office:value-type="string" calcext:value-type="string">
            <text:p>Dockerfile</text:p>
          </table:table-cell>
          <table:table-cell table:style-name="ce21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pan text:style-name="T100">FROM python:3.6</text:span></text:p>
            <text:p><text:span text:style-name="T201">RUN mkdir -p </text:span><text:span text:style-name="T202">/usr/src/app/</text:span></text:p>
            <text:p><text:span text:style-name="T201">WORKDIR </text:span><text:span text:style-name="T202">/usr/src/app/</text:span>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8" office:value-type="string" calcext:value-type="string">
            <text:p><text:span text:style-name="T128">COPY </text:span><text:span text:style-name="T203">.</text:span><text:span text:style-name="T130"> </text:span><text:span text:style-name="T204">/usr/src/app/</text:span></text:p>
          </table:table-cell>
          <table:table-cell table:style-name="ce19" office:value-type="string" calcext:value-type="string">
            <text:p>- <text:span text:style-name="T248">a path on our computer relatively to a build context</text:span> and <text:span text:style-name="T249">a path inside a container</text:span>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23" office:value-type="string" calcext:value-type="string">
            <text:p><text:span text:style-name="T47">CMD [“python”, “app.py”]</text:span></text:p>
          </table:table-cell>
          <table:table-cell table:style-name="ce2" office:value-type="string" calcext:value-type="string">
            <text:p><text:span text:style-name="T220">вместо CMD может быть </text:span><text:span text:style-name="T201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23" office:value-type="string" calcext:value-type="string">
            <text:p>ENV TZ Europe/Moscow</text:p>
          </table:table-cell>
          <table:table-cell table:style-name="ce31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2">
          <table:table-cell table:style-name="ce2" office:value-type="string" calcext:value-type="string">
            <text:p><text:span text:style-name="T100">FROM python:3.8</text:span></text:p>
            <text:p><text:span text:style-name="T100">RUN mkdir -p /usr/src/app1/</text:span></text:p>
            <text:p><text:span text:style-name="T100">WORKDIR /usr/src/app1/</text:span></text:p>
            <text:p><text:span text:style-name="T100">COPY . /usr/src/app1/</text:span></text:p>
            <text:p><text:span text:style-name="T100">RUN pip install --no-cache-dir -r requirements.txt</text:span></text:p>
            <text:p><text:span text:style-name="T100">EXPOSE 8080</text:span></text:p>
            <text:p/>
            <text:p><text:span text:style-name="T100">ENTRYPOINT ["python"]</text:span></text:p>
            <text:p><text:span text:style-name="T100">CMD ["flask_app1.py"]</text:span></text:p>
          </table:table-cell>
          <table:table-cell table:style-name="ce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21" office:value-type="string" calcext:value-type="string">
            <text:p>docker-compose</text:p>
          </table:table-cell>
          <table:table-cell table:style-name="ce21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22">
          <table:table-cell table:style-name="ce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2">
          <table:table-cell table:style-name="ce32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<text:span text:style-name="T205">docker-compose</text:span> <text:span text:style-name="T206">up</text:span></text:p>
          </table:table-cell>
          <table:table-cell table:style-name="ce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2" table:number-columns-repeated="2"/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8" table:number-columns-repeated="2" table:default-cell-style-name="ce34"/>
        <table:table-column table:style-name="co4" table:number-columns-repeated="62" table:default-cell-style-name="ce34"/>
        <table:table-column table:style-name="co4" table:number-columns-repeated="960" table:default-cell-style-name="Default"/>
        <table:table-row table:style-name="ro1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Windows Server</text:p>
          </table:table-cell>
          <table:table-cell table:style-name="ce35"/>
          <table:table-cell table:number-columns-repeated="1022"/>
        </table:table-row>
        <table:table-row table:style-name="ro9">
          <table:table-cell table:style-name="ce33"/>
          <table:table-cell table:style-name="ce33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shutdown -r</text:p>
          </table:table-cell>
          <table:table-cell table:style-name="ce33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4">
          <table:table-cell table:style-name="ce33" office:value-type="string" calcext:value-type="string">
            <text:p>shutdown -r -t 60</text:p>
          </table:table-cell>
          <table:table-cell table:style-name="ce33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>
            <text:p>Windows 10</text:p>
          </table:table-cell>
          <table:table-cell table:style-name="ce35"/>
          <table:table-cell table:number-columns-repeated="1022"/>
        </table:table-row>
        <table:table-row table:style-name="ro8">
          <table:table-cell table:style-name="ce33" office:value-type="string" calcext:value-type="string">
            <text:p>powercfg.exe /hibernate off</text:p>
          </table:table-cell>
          <table:table-cell table:style-name="ce33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 table:number-rows-repeated="15">
          <table:table-cell table:style-name="ce33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Consolas3" svg:font-family="Consolas, Menlo"/>
    <style:font-face style:name="F" svg:font-family="F"/>
    <style:font-face style:name="Liberation Mono" svg:font-family="'Liberation Mono', 'Courier New'"/>
    <style:font-face style:name="Liberation Sans2" svg:font-family="'Liberation Sans'"/>
    <style:font-face style:name="Liberation Sans1" svg:font-family="'Liberation Sans1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1-05-13T07:37:26Z</meta:creation-date>
    <dc:date>2021-07-02T15:45:20.352671134</dc:date>
    <meta:editing-cycles>409</meta:editing-cycles>
    <meta:editing-duration>PT6H32M26S</meta:editing-duration>
    <meta:document-statistic meta:table-count="4" meta:cell-count="683" meta:object-count="0"/>
  </office:meta>
</office:document-meta>
</file>